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roman" style:font-pitch="variable"/>
    <style:font-face style:name="Arial Unicode MS2"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text-properties fo:language="en" fo:country="US" officeooo:paragraph-rsid="00100e8a"/>
    </style:style>
    <style:style style:name="P3" style:family="paragraph" style:parent-style-name="Preformatted_20_Text">
      <style:text-properties fo:language="en" fo:country="US" officeooo:paragraph-rsid="00100e8a"/>
    </style:style>
    <style:style style:name="P4" style:family="paragraph" style:parent-style-name="Heading_20_1">
      <style:text-properties fo:language="en" fo:country="US" officeooo:paragraph-rsid="0015a1f0"/>
    </style:style>
    <style:style style:name="P5" style:family="paragraph" style:parent-style-name="Preformatted_20_Text">
      <style:text-properties fo:language="en" fo:country="US" officeooo:paragraph-rsid="0015a1f0"/>
    </style:style>
    <style:style style:name="P6" style:family="paragraph" style:parent-style-name="Heading_20_3">
      <style:text-properties fo:language="en" fo:country="US"/>
    </style:style>
    <style:style style:name="P7" style:family="paragraph" style:parent-style-name="Horizontal_20_Line">
      <style:text-properties fo:language="en" fo:country="US"/>
    </style:style>
    <style:style style:name="P8" style:family="paragraph" style:parent-style-name="Standard">
      <style:paragraph-properties fo:margin-top="0cm" fo:margin-bottom="0.499cm" style:contextual-spacing="false"/>
      <style:text-properties fo:language="en" fo:country="US"/>
    </style:style>
    <style:style style:name="P9" style:family="paragraph" style:parent-style-name="Standard">
      <style:text-properties fo:language="en" fo:country="US"/>
    </style:style>
    <style:style style:name="P10" style:family="paragraph" style:parent-style-name="Standard">
      <style:paragraph-properties fo:margin-top="0cm" fo:margin-bottom="0.499cm" style:contextual-spacing="false" fo:line-height="100%"/>
      <style:text-properties fo:language="en" fo:country="US" officeooo:rsid="000f46cc" officeooo:paragraph-rsid="000f46cc"/>
    </style:style>
    <style:style style:name="P11" style:family="paragraph" style:parent-style-name="Standard">
      <style:paragraph-properties fo:margin-top="0cm" fo:margin-bottom="0.499cm" style:contextual-spacing="false" fo:line-height="100%"/>
      <style:text-properties fo:language="en" fo:country="US"/>
    </style:style>
    <style:style style:name="P12" style:family="paragraph" style:parent-style-name="Standard">
      <style:paragraph-properties fo:margin-top="0cm" fo:margin-bottom="0.499cm" style:contextual-spacing="false" fo:line-height="100%"/>
      <style:text-properties fo:language="en" fo:country="US" officeooo:paragraph-rsid="0018fd03"/>
    </style:style>
    <style:style style:name="P13" style:family="paragraph" style:parent-style-name="Standard">
      <style:paragraph-properties fo:margin-top="0cm" fo:margin-bottom="0.499cm" style:contextual-spacing="false" fo:line-height="100%"/>
      <style:text-properties fo:language="en" fo:country="US" officeooo:rsid="00144d46" officeooo:paragraph-rsid="00144d46"/>
    </style:style>
    <style:style style:name="P14" style:family="paragraph" style:parent-style-name="Text_20_body">
      <style:paragraph-properties fo:margin-top="0cm" fo:margin-bottom="0.499cm" style:contextual-spacing="false" fo:line-height="100%"/>
      <style:text-properties fo:language="en" fo:country="US" officeooo:rsid="00144d46" officeooo:paragraph-rsid="00144d46"/>
    </style:style>
    <style:style style:name="P15" style:family="paragraph" style:parent-style-name="Standard">
      <style:paragraph-properties fo:margin-top="0cm" fo:margin-bottom="0.499cm" style:contextual-spacing="false"/>
      <style:text-properties fo:language="en" fo:country="US" officeooo:rsid="0016bbc4" officeooo:paragraph-rsid="0016bbc4"/>
    </style:style>
    <style:style style:name="P16" style:family="paragraph" style:parent-style-name="Heading_20_1">
      <style:text-properties fo:language="en" fo:country="US" officeooo:paragraph-rsid="001fe7ad"/>
    </style:style>
    <style:style style:name="P17" style:family="paragraph" style:parent-style-name="Text_20_body">
      <style:text-properties fo:language="en" fo:country="US" officeooo:paragraph-rsid="001fe7ad"/>
    </style:style>
    <style:style style:name="P18" style:family="paragraph" style:parent-style-name="Heading_20_1">
      <style:text-properties fo:language="en" fo:country="US" officeooo:paragraph-rsid="0022216f"/>
    </style:style>
    <style:style style:name="P19" style:family="paragraph" style:parent-style-name="Standard">
      <style:text-properties fo:language="en" fo:country="US" officeooo:rsid="0023e461" officeooo:paragraph-rsid="0023e461"/>
    </style:style>
    <style:style style:name="P20" style:family="paragraph" style:parent-style-name="Text_20_body">
      <style:text-properties fo:language="en" fo:country="US"/>
    </style:style>
    <style:style style:name="P21" style:family="paragraph" style:parent-style-name="Preformatted_20_Text">
      <style:text-properties fo:language="en" fo:country="US" fo:font-weight="bold" style:font-weight-asian="bold" style:font-weight-complex="bold"/>
    </style:style>
    <style:style style:name="P22" style:family="paragraph" style:parent-style-name="Standard">
      <style:text-properties fo:language="en" fo:country="US" officeooo:paragraph-rsid="0023e461"/>
    </style:style>
    <style:style style:name="P23" style:family="paragraph" style:parent-style-name="Standard">
      <style:paragraph-properties fo:margin-top="0cm" fo:margin-bottom="0.499cm" style:contextual-spacing="false" fo:line-height="100%"/>
      <style:text-properties fo:color="#c9211e" loext:opacity="100%" fo:language="en" fo:country="US" officeooo:rsid="000f46cc" officeooo:paragraph-rsid="000f46cc"/>
    </style:style>
    <style:style style:name="P24" style:family="paragraph" style:parent-style-name="Standard">
      <style:paragraph-properties fo:margin-top="0cm" fo:margin-bottom="0.499cm" style:contextual-spacing="false" fo:line-height="100%"/>
      <style:text-properties fo:color="#c9211e" loext:opacity="100%" fo:language="en" fo:country="US" officeooo:rsid="00144d46" officeooo:paragraph-rsid="00144d46"/>
    </style:style>
    <style:style style:name="P25" style:family="paragraph" style:parent-style-name="Heading_20_1">
      <style:paragraph-properties fo:margin-top="0cm" fo:margin-bottom="0.499cm" style:contextual-spacing="false" fo:line-height="100%"/>
      <style:text-properties fo:color="#c9211e" loext:opacity="100%" fo:font-size="12pt" fo:language="en" fo:country="US" officeooo:rsid="00144d46" officeooo:paragraph-rsid="0018fd03" style:font-size-asian="12pt" style:font-size-complex="12pt"/>
    </style:style>
    <style:style style:name="P26" style:family="paragraph" style:parent-style-name="Heading_20_1">
      <style:paragraph-properties fo:margin-top="0cm" fo:margin-bottom="0.499cm" style:contextual-spacing="false" fo:line-height="100%"/>
      <style:text-properties fo:color="#c9211e" loext:opacity="100%" fo:font-size="12pt" fo:language="en" fo:country="US" officeooo:rsid="00144d46" officeooo:paragraph-rsid="00144d46" style:font-size-asian="12pt" style:font-size-complex="12pt"/>
    </style:style>
    <style:style style:name="P27" style:family="paragraph" style:parent-style-name="Standard">
      <style:paragraph-properties fo:margin-top="0cm" fo:margin-bottom="0.499cm" style:contextual-spacing="false" style:writing-mode="lr-tb"/>
      <style:text-properties fo:color="#c9211e" loext:opacity="100%" style:text-outline="false" style:text-line-through-style="none" style:text-line-through-type="none" style:font-name="Arial Unicode MS1" fo:font-size="20pt" fo:language="en" fo:country="US" fo:font-style="normal" fo:text-shadow="none" style:text-underline-style="none" fo:font-weight="normal" fo:background-color="#ffff00" style:font-size-asian="20pt" style:font-style-asian="normal" style:font-weight-asian="normal" style:font-size-complex="20pt" style:text-emphasize="none"/>
    </style:style>
    <style:style style:name="P28" style:family="paragraph" style:parent-style-name="Heading_20_1">
      <style:paragraph-properties fo:margin-top="0cm" fo:margin-bottom="0.499cm" style:contextual-spacing="false" fo:line-height="100%"/>
      <style:text-properties fo:color="#c9211e" loext:opacity="100%" style:font-name="Liberation Serif" fo:font-size="12pt" fo:language="en" fo:country="US" fo:font-weight="bold" officeooo:rsid="00144d46" officeooo:paragraph-rsid="00144d46" style:font-name-asian="Songti SC" style:font-size-asian="12pt" style:font-weight-asian="bold" style:font-name-complex="Arial Unicode MS" style:font-size-complex="12pt" style:font-weight-complex="bold"/>
    </style:style>
    <style:style style:name="P29" style:family="paragraph" style:parent-style-name="Heading_20_3">
      <style:text-properties fo:color="#2a6099" loext:opacity="100%" fo:language="en" fo:country="US" officeooo:paragraph-rsid="001fe7ad"/>
    </style:style>
    <style:style style:name="P30" style:family="paragraph" style:parent-style-name="Text_20_body">
      <style:paragraph-properties fo:margin-top="0cm" fo:margin-bottom="0cm" style:contextual-spacing="false"/>
      <style:text-properties fo:color="#2a6099" loext:opacity="100%" fo:language="en" fo:country="US"/>
    </style:style>
    <style:style style:name="P31" style:family="paragraph" style:parent-style-name="Text_20_body">
      <style:paragraph-properties fo:margin-top="0cm" fo:margin-bottom="0cm" style:contextual-spacing="false" style:writing-mode="lr-tb"/>
      <style:text-properties fo:color="#2a6099" loext:opacity="100%" fo:language="en" fo:country="US"/>
    </style:style>
    <style:style style:name="P32" style:family="paragraph" style:parent-style-name="Text_20_body">
      <style:text-properties fo:color="#2a6099" loext:opacity="100%" fo:language="en" fo:country="US"/>
    </style:style>
    <style:style style:name="P33" style:family="paragraph" style:parent-style-name="Preformatted_20_Text">
      <style:paragraph-properties fo:margin-top="0cm" fo:margin-bottom="0.499cm" style:contextual-spacing="false"/>
    </style:style>
    <style:style style:name="P34" style:family="paragraph" style:parent-style-name="Preformatted_20_Text">
      <style:text-properties officeooo:rsid="0023e461" officeooo:paragraph-rsid="0023e461"/>
    </style:style>
    <style:style style:name="P35" style:family="paragraph" style:parent-style-name="Standard">
      <style:text-properties officeooo:rsid="0023e461" officeooo:paragraph-rsid="0023e461"/>
    </style:style>
    <style:style style:name="P36" style:family="paragraph" style:parent-style-name="Preformatted_20_Text">
      <style:paragraph-properties fo:margin-top="0cm" fo:margin-bottom="0.499cm" style:contextual-spacing="false" fo:line-height="100%"/>
      <style:text-properties officeooo:paragraph-rsid="002a98c5"/>
    </style:style>
    <style:style style:name="P37" style:family="paragraph" style:parent-style-name="Preformatted_20_Text">
      <style:paragraph-properties fo:margin-top="0cm" fo:margin-bottom="0.499cm" style:contextual-spacing="false" fo:line-height="100%"/>
    </style:style>
    <style:style style:name="P38" style:family="paragraph" style:parent-style-name="Standard">
      <style:text-properties officeooo:paragraph-rsid="0023e461"/>
    </style:style>
    <style:style style:name="P39" style:family="paragraph" style:parent-style-name="Standard">
      <style:paragraph-properties fo:line-height="100%"/>
      <style:text-properties fo:font-size="12pt" fo:language="en" fo:country="US" fo:font-weight="bold" officeooo:rsid="0023e461" officeooo:paragraph-rsid="0023e461" style:font-size-asian="12pt" style:font-weight-asian="bold" style:font-size-complex="12pt" style:font-weight-complex="bold"/>
    </style:style>
    <style:style style:name="P40" style:family="paragraph" style:parent-style-name="Standard">
      <style:text-properties fo:font-size="12pt" fo:language="en" fo:country="US" fo:font-weight="bold" officeooo:rsid="0023e461" officeooo:paragraph-rsid="0023e461" style:font-size-asian="12pt" style:font-weight-asian="bold" style:font-size-complex="12pt" style:font-weight-complex="bold"/>
    </style:style>
    <style:style style:name="P41" style:family="paragraph" style:parent-style-name="Standard">
      <style:paragraph-properties fo:line-height="100%"/>
      <style:text-properties fo:font-size="12pt" fo:language="en" fo:country="US" officeooo:rsid="0023e461" officeooo:paragraph-rsid="0023e461" style:font-size-asian="12pt" style:font-size-complex="12pt"/>
    </style:style>
    <style:style style:name="P42" style:family="paragraph" style:parent-style-name="Standard">
      <style:text-properties fo:font-size="12pt" fo:language="en" fo:country="US" officeooo:rsid="0023e461" officeooo:paragraph-rsid="0023e461" style:font-size-asian="12pt" style:font-size-complex="12pt"/>
    </style:style>
    <style:style style:name="P43" style:family="paragraph" style:parent-style-name="Heading_20_2">
      <style:paragraph-properties fo:margin-top="0cm" fo:margin-bottom="0.499cm" style:contextual-spacing="false"/>
      <style:text-properties fo:color="#c9211e" loext:opacity="100%" fo:font-size="12pt" fo:language="en" fo:country="US" officeooo:rsid="000f46cc" officeooo:paragraph-rsid="0016bbc4" style:font-size-asian="12pt" style:font-size-complex="12pt"/>
    </style:style>
    <style:style style:name="P44" style:family="paragraph" style:parent-style-name="Heading_20_2">
      <style:paragraph-properties fo:margin-top="0cm" fo:margin-bottom="0.499cm" style:contextual-spacing="false" fo:line-height="100%"/>
      <style:text-properties fo:color="#c9211e" loext:opacity="100%" style:font-name="Liberation Serif" fo:font-size="12pt" fo:language="en" fo:country="US" fo:font-weight="bold" officeooo:rsid="00144d46" officeooo:paragraph-rsid="00144d46" style:font-name-asian="Songti SC" style:font-size-asian="12pt" style:font-weight-asian="bold" style:font-name-complex="Arial Unicode MS" style:font-size-complex="12pt" style:font-weight-complex="bold"/>
    </style:style>
    <style:style style:name="P45" style:family="paragraph" style:parent-style-name="Heading_20_1">
      <style:paragraph-properties fo:margin-top="0cm" fo:margin-bottom="0.499cm" style:contextual-spacing="false"/>
      <style:text-properties style:font-name="Liberation Serif" fo:font-size="24pt" fo:language="en" fo:country="US" fo:font-weight="bold" officeooo:rsid="0023e461" officeooo:paragraph-rsid="0038eb6d" style:font-name-asian="Songti SC" style:font-size-asian="24pt" style:font-weight-asian="bold" style:font-name-complex="Arial Unicode MS" style:font-size-complex="24pt" style:font-weight-complex="bold"/>
    </style:style>
    <style:style style:name="P46" style:family="paragraph" style:parent-style-name="Heading_20_1">
      <style:text-properties fo:language="en" fo:country="US" officeooo:paragraph-rsid="0038eb6d"/>
    </style:style>
    <style:style style:name="P47" style:family="paragraph" style:parent-style-name="Heading_20_1">
      <style:text-properties fo:language="en" fo:country="US" officeooo:paragraph-rsid="0044c928"/>
    </style:style>
    <style:style style:name="P48" style:family="paragraph" style:parent-style-name="Heading_20_1">
      <style:paragraph-properties fo:line-height="100%"/>
      <style:text-properties fo:font-size="12pt" fo:language="en" fo:country="US" officeooo:rsid="0023e461" officeooo:paragraph-rsid="0025e571" style:font-size-asian="12pt" style:font-size-complex="12pt"/>
    </style:style>
    <style:style style:name="P49" style:family="paragraph" style:parent-style-name="Heading_20_1">
      <style:paragraph-properties fo:margin-top="0cm" fo:margin-bottom="0.499cm" style:contextual-spacing="false"/>
      <style:text-properties fo:font-size="12pt" fo:language="en" fo:country="US" fo:font-weight="bold" officeooo:rsid="0016bbc4" officeooo:paragraph-rsid="0016bbc4" style:font-size-asian="12pt" style:font-weight-asian="bold" style:font-size-complex="12pt" style:font-weight-complex="bold"/>
    </style:style>
    <style:style style:name="P50" style:family="paragraph" style:parent-style-name="Heading_20_1">
      <style:paragraph-properties fo:margin-top="0cm" fo:margin-bottom="0.499cm" style:contextual-spacing="false" fo:line-height="100%"/>
      <style:text-properties fo:color="#c9211e" loext:opacity="100%" style:font-name="Liberation Serif" fo:font-size="12pt" fo:language="en" fo:country="US" fo:font-weight="bold" officeooo:rsid="00144d46" officeooo:paragraph-rsid="00144d46" style:font-name-asian="Songti SC" style:font-size-asian="12pt" style:font-weight-asian="bold" style:font-name-complex="Arial Unicode MS" style:font-size-complex="12pt" style:font-weight-complex="bold"/>
    </style:style>
    <style:style style:name="P51" style:family="paragraph" style:parent-style-name="Preformatted_20_Text">
      <style:paragraph-properties fo:margin-top="0cm" fo:margin-bottom="0.499cm" style:contextual-spacing="false"/>
      <style:text-properties officeooo:paragraph-rsid="0037c4a8"/>
    </style:style>
    <style:style style:name="P52" style:family="paragraph" style:parent-style-name="Preformatted_20_Text">
      <style:paragraph-properties fo:margin-top="0cm" fo:margin-bottom="0.499cm" style:contextual-spacing="false"/>
      <style:text-properties fo:font-size="12pt" fo:language="en" fo:country="US" fo:font-weight="bold" officeooo:rsid="0023e461" style:font-size-asian="12pt" style:font-weight-asian="bold" style:font-size-complex="12pt" style:font-weight-complex="bold"/>
    </style:style>
    <style:style style:name="P53" style:family="paragraph" style:parent-style-name="Preformatted_20_Text">
      <style:paragraph-properties fo:margin-top="0cm" fo:margin-bottom="0.499cm" style:contextual-spacing="false"/>
    </style:style>
    <style:style style:name="P54" style:family="paragraph" style:parent-style-name="Preformatted_20_Text">
      <style:paragraph-properties fo:margin-top="0cm" fo:margin-bottom="0.499cm" style:contextual-spacing="false" fo:line-height="100%"/>
      <style:text-properties fo:language="en" fo:country="US" officeooo:rsid="00144d46" officeooo:paragraph-rsid="00144d46"/>
    </style:style>
    <style:style style:name="P55" style:family="paragraph" style:parent-style-name="Standard">
      <style:text-properties fo:font-size="12pt" fo:language="en" fo:country="US" fo:font-weight="bold" officeooo:rsid="0023e461" officeooo:paragraph-rsid="0023e461" style:font-size-asian="12pt" style:font-weight-asian="bold" style:font-size-complex="12pt" style:font-weight-complex="bold"/>
    </style:style>
    <style:style style:name="P56" style:family="paragraph" style:parent-style-name="Standard">
      <style:text-properties fo:font-size="12pt" fo:language="en" fo:country="US" fo:font-weight="bold" officeooo:rsid="0023e461" officeooo:paragraph-rsid="002c2584" style:font-size-asian="12pt" style:font-weight-asian="bold" style:font-size-complex="12pt" style:font-weight-complex="bold"/>
    </style:style>
    <style:style style:name="P57" style:family="paragraph" style:parent-style-name="Standard">
      <style:text-properties fo:font-size="12pt" fo:language="en" fo:country="US" fo:font-weight="bold" officeooo:rsid="003a9f2b" officeooo:paragraph-rsid="003a9f2b" style:font-size-asian="12pt" style:font-weight-asian="bold" style:font-size-complex="12pt" style:font-weight-complex="bold"/>
    </style:style>
    <style:style style:name="P58" style:family="paragraph" style:parent-style-name="Standard">
      <style:text-properties fo:font-size="12pt" fo:language="en" fo:country="US" officeooo:rsid="0023e461" officeooo:paragraph-rsid="0023e461" style:font-size-asian="12pt" style:font-size-complex="12pt"/>
    </style:style>
    <style:style style:name="P59" style:family="paragraph" style:parent-style-name="Standard">
      <style:paragraph-properties fo:line-height="100%"/>
      <style:text-properties fo:font-size="12pt" fo:language="en" fo:country="US" officeooo:rsid="0023e461" officeooo:paragraph-rsid="0025e571" style:font-size-asian="12pt" style:font-size-complex="12pt"/>
    </style:style>
    <style:style style:name="P60" style:family="paragraph" style:parent-style-name="Standard">
      <style:text-properties fo:font-weight="bold" officeooo:paragraph-rsid="002c2584" style:font-weight-asian="bold" style:font-weight-complex="bold"/>
    </style:style>
    <style:style style:name="P61" style:family="paragraph" style:parent-style-name="Standard">
      <style:text-properties fo:font-weight="bold" officeooo:paragraph-rsid="003a9f2b" style:font-weight-asian="bold" style:font-weight-complex="bold"/>
    </style:style>
    <style:style style:name="P62" style:family="paragraph" style:parent-style-name="Standard">
      <style:text-properties officeooo:paragraph-rsid="0023e461"/>
    </style:style>
    <style:style style:name="P63" style:family="paragraph" style:parent-style-name="Standard">
      <style:paragraph-properties fo:margin-top="0cm" fo:margin-bottom="0.499cm" style:contextual-spacing="false"/>
      <style:text-properties fo:language="en" fo:country="US" officeooo:rsid="0016bbc4" officeooo:paragraph-rsid="0016bbc4"/>
    </style:style>
    <style:style style:name="P64" style:family="paragraph" style:parent-style-name="Standard">
      <style:paragraph-properties fo:margin-top="0cm" fo:margin-bottom="0.499cm" style:contextual-spacing="false" fo:line-height="100%"/>
      <style:text-properties fo:language="en" fo:country="US" officeooo:rsid="000f46cc" officeooo:paragraph-rsid="000f46cc"/>
    </style:style>
    <style:style style:name="P65" style:family="paragraph" style:parent-style-name="Standard">
      <style:text-properties officeooo:paragraph-rsid="003a9f2b"/>
    </style:style>
    <style:style style:name="P66" style:family="paragraph" style:parent-style-name="Text_20_body" style:list-style-name="L1">
      <style:paragraph-properties fo:margin-top="0cm" fo:margin-bottom="0cm" style:contextual-spacing="false"/>
      <style:text-properties fo:language="en" fo:country="US"/>
    </style:style>
    <style:style style:name="P67" style:family="paragraph" style:parent-style-name="Text_20_body" style:list-style-name="L1">
      <style:text-properties fo:language="en" fo:country="US"/>
    </style:style>
    <style:style style:name="P68" style:family="paragraph" style:parent-style-name="Text_20_body" style:list-style-name="L2">
      <style:text-properties fo:language="en" fo:country="US"/>
    </style:style>
    <style:style style:name="P69" style:family="paragraph" style:parent-style-name="Text_20_body" style:list-style-name="L3">
      <style:text-properties fo:language="en" fo:country="US"/>
    </style:style>
    <style:style style:name="P70" style:family="paragraph" style:parent-style-name="Text_20_body" style:list-style-name="L4">
      <style:text-properties fo:language="en" fo:country="US"/>
    </style:style>
    <style:style style:name="P71" style:family="paragraph" style:parent-style-name="Text_20_body">
      <style:text-properties fo:language="en" fo:country="US"/>
    </style:style>
    <style:style style:name="P72" style:family="paragraph" style:parent-style-name="Text_20_body" style:list-style-name="L5">
      <style:text-properties fo:language="en" fo:country="US" officeooo:paragraph-rsid="0038eb6d"/>
    </style:style>
    <style:style style:name="P73" style:family="paragraph" style:parent-style-name="Text_20_body">
      <style:paragraph-properties fo:margin-top="0cm" fo:margin-bottom="0.499cm" style:contextual-spacing="false" fo:line-height="100%"/>
      <style:text-properties fo:language="en" fo:country="US" officeooo:rsid="00144d46" officeooo:paragraph-rsid="00144d46"/>
    </style:style>
    <style:style style:name="P74" style:family="paragraph" style:parent-style-name="Text_20_body">
      <style:text-properties fo:language="en" fo:country="US" officeooo:paragraph-rsid="0038eb6d"/>
    </style:style>
    <style:style style:name="P75" style:family="paragraph" style:parent-style-name="Text_20_body" style:list-style-name="L5">
      <style:text-properties officeooo:paragraph-rsid="0038eb6d"/>
    </style:style>
    <style:style style:name="P76" style:family="paragraph" style:parent-style-name="Text_20_body">
      <style:text-properties officeooo:paragraph-rsid="0038eb6d"/>
    </style:style>
    <style:style style:name="P77" style:family="paragraph" style:parent-style-name="Text_20_body">
      <style:paragraph-properties fo:margin-top="0cm" fo:margin-bottom="0.499cm" style:contextual-spacing="false"/>
    </style:style>
    <style:style style:name="P78" style:family="paragraph" style:parent-style-name="Text_20_body">
      <style:paragraph-properties fo:margin-top="0cm" fo:margin-bottom="0cm" style:contextual-spacing="false"/>
    </style:style>
    <style:style style:name="P79" style:family="paragraph" style:parent-style-name="Text_20_body">
      <style:text-properties officeooo:paragraph-rsid="003a9f2b"/>
    </style:style>
    <style:style style:name="P80" style:family="paragraph" style:parent-style-name="Text_20_body" style:list-style-name="L6"/>
    <style:style style:name="T1" style:family="text">
      <style:text-properties style:use-window-font-color="true" loext:opacity="0%"/>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color="#c9211e" loext:opacity="100%"/>
    </style:style>
    <style:style style:name="T5" style:family="text">
      <style:text-properties fo:color="#c9211e" loext:opacity="100%" officeooo:rsid="0015a1f0"/>
    </style:style>
    <style:style style:name="T6" style:family="text">
      <style:text-properties fo:color="#c9211e" loext:opacity="100%" fo:language="en" fo:country="US" officeooo:rsid="0015a1f0"/>
    </style:style>
    <style:style style:name="T7" style:family="text">
      <style:text-properties fo:color="#c9211e" loext:opacity="100%" fo:language="en" fo:country="US" officeooo:rsid="001fe7ad"/>
    </style:style>
    <style:style style:name="T8" style:family="text">
      <style:text-properties fo:color="#c9211e" loext:opacity="100%" fo:language="en" fo:country="US" fo:font-style="italic" fo:font-weight="bold" style:font-style-asian="italic" style:font-weight-asian="bold" style:font-style-complex="italic" style:font-weight-complex="bold"/>
    </style:style>
    <style:style style:name="T9" style:family="text">
      <style:text-properties fo:color="#c9211e" loext:opacity="100%" fo:language="en" fo:country="US" fo:font-weight="bold" style:font-weight-asian="bold" style:font-weight-complex="bold"/>
    </style:style>
    <style:style style:name="T10" style:family="text">
      <style:text-properties fo:color="#c9211e" loext:opacity="100%" fo:language="en" fo:country="US" fo:font-weight="bold" officeooo:rsid="0023e461" style:font-weight-asian="bold" style:font-weight-complex="bold"/>
    </style:style>
    <style:style style:name="T11" style:family="text">
      <style:text-properties fo:color="#c9211e" loext:opacity="100%" officeooo:rsid="001fe7ad"/>
    </style:style>
    <style:style style:name="T12" style:family="text">
      <style:text-properties fo:color="#c9211e" loext:opacity="100%" officeooo:rsid="0022216f"/>
    </style:style>
    <style:style style:name="T13" style:family="text">
      <style:text-properties fo:color="#c9211e" loext:opacity="100%" officeooo:rsid="0018fd03"/>
    </style:style>
    <style:style style:name="T14" style:family="text">
      <style:text-properties fo:color="#c9211e" loext:opacity="100%" fo:font-size="10pt" fo:language="en" fo:country="US" fo:font-weight="bold" style:font-size-asian="10pt" style:font-weight-asian="bold" style:font-size-complex="10pt" style:font-weight-complex="bold"/>
    </style:style>
    <style:style style:name="T15" style:family="text">
      <style:text-properties fo:color="#c9211e" loext:opacity="100%" officeooo:rsid="0044c928"/>
    </style:style>
    <style:style style:name="T16" style:family="text">
      <style:text-properties fo:color="#2a6099" loext:opacity="100%"/>
    </style:style>
    <style:style style:name="T17" style:family="text">
      <style:text-properties fo:color="#2a6099" loext:opacity="100%" fo:font-size="10pt" fo:language="en" fo:country="US" fo:font-weight="bold" style:font-size-asian="10pt" style:font-weight-asian="bold" style:font-size-complex="10pt" style:font-weight-complex="bold"/>
    </style:style>
    <style:style style:name="T18" style:family="text">
      <style:text-properties fo:color="#2a6099" loext:opacity="100%" fo:font-size="10pt" fo:language="en" fo:country="US" fo:font-style="italic" fo:font-weight="bold" style:font-size-asian="10pt" style:font-style-asian="italic" style:font-weight-asian="bold" style:font-size-complex="10pt" style:font-style-complex="italic" style:font-weight-complex="bold"/>
    </style:style>
    <style:style style:name="T19" style:family="text">
      <style:text-properties fo:color="#2a6099" loext:opacity="100%" fo:language="en" fo:country="US"/>
    </style:style>
    <style:style style:name="T20" style:family="text">
      <style:text-properties fo:color="#2a6099" loext:opacity="100%" fo:language="en" fo:country="US" officeooo:rsid="001fe7ad"/>
    </style:style>
    <style:style style:name="T21" style:family="text">
      <style:text-properties fo:color="#2a6099" loext:opacity="100%" fo:language="en" fo:country="US" fo:font-style="italic" fo:font-weight="bold" style:font-style-asian="italic" style:font-weight-asian="bold" style:font-style-complex="italic" style:font-weight-complex="bold"/>
    </style:style>
    <style:style style:name="T22" style:family="text">
      <style:text-properties fo:color="#2a6099" loext:opacity="100%" fo:language="en" fo:country="US" fo:font-style="italic" style:font-style-asian="italic" style:font-style-complex="italic"/>
    </style:style>
    <style:style style:name="T23" style:family="text">
      <style:text-properties fo:color="#2a6099" loext:opacity="100%" fo:language="en" fo:country="US" fo:font-weight="bold" style:font-weight-asian="bold" style:font-weight-complex="bold"/>
    </style:style>
    <style:style style:name="T24" style:family="text">
      <style:text-properties officeooo:rsid="0025e571"/>
    </style:style>
    <style:style style:name="T25" style:family="text">
      <style:text-properties officeooo:rsid="0023e461"/>
    </style:style>
    <style:style style:name="T26" style:family="text">
      <style:text-properties fo:font-weight="bold" style:font-weight-asian="bold" style:font-weight-complex="bold"/>
    </style:style>
    <style:style style:name="T27" style:family="text">
      <style:text-properties fo:font-weight="bold" officeooo:rsid="0025e571" style:font-weight-asian="bold" style:font-weight-complex="bold"/>
    </style:style>
    <style:style style:name="T28" style:family="text">
      <style:text-properties officeooo:rsid="002c2584"/>
    </style:style>
    <style:style style:name="T29" style:family="text">
      <style:text-properties officeooo:rsid="003086ce"/>
    </style:style>
    <style:style style:name="T30" style:family="text">
      <style:text-properties fo:font-size="12pt" fo:language="en" fo:country="US" fo:font-weight="bold" officeooo:rsid="0023e461" style:font-size-asian="12pt" style:font-weight-asian="bold" style:font-size-complex="12pt" style:font-weight-complex="bold"/>
    </style:style>
    <style:style style:name="T31" style:family="text">
      <style:text-properties fo:font-size="12pt" fo:language="en" fo:country="US" officeooo:rsid="0023e461" style:font-size-asian="12pt" style:font-size-complex="12pt"/>
    </style:style>
    <style:style style:name="T32" style:family="text">
      <style:text-properties fo:font-size="12pt" fo:language="en" fo:country="US" officeooo:rsid="003a9f2b" style:font-size-asian="12pt" style:font-size-complex="12pt"/>
    </style:style>
    <style:style style:name="T33" style:family="text">
      <style:text-properties officeooo:rsid="0036d8b0"/>
    </style:style>
    <style:style style:name="T34" style:family="text">
      <style:text-properties fo:font-weight="normal" style:font-weight-asian="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atab<text:span text:style-name="T16">as</text:span>es and SQL for Data Science with Python</text:p>
      <text:p text:style-name="P8"/>
      <text:h text:style-name="P43" text:outline-level="2">SQL Cheat Sheet: Intermediate - <text:span text:style-name="T34">LIKE, ORDER BY, GROUP BY, FUNCTIONS, Implicit JOIN</text:span></text:h>
      <text:p text:style-name="P15"><text:a xlink:type="simple" xlink:href="https://cf-courses-data.s3.us.cloud-object-storage.appdomain.cloud/IBMDeveloperSkillsNetwork-DB0201EN-SkillsNetwork/labs/CheatSheet/SQL-Cheat-Sheet-Intermediate.md.html?origin=www.coursera.org" text:style-name="Internet_20_link" text:visited-style-name="Visited_20_Internet_20_Link">https://cf-courses-data.s3.us.cloud-object-storage.appdomain.cloud/IBMDeveloperSkillsNetwork-DB0201EN-SkillsNetwork/labs/CheatSheet/SQL-Cheat-Sheet-Intermediate.md.html?origin=www.coursera.org</text:a></text:p>
      <text:h text:style-name="P49" text:outline-level="1">Hands on Lab: Creating IBM Cloud Account</text:h>
      <text:p text:style-name="P15"><text:a xlink:type="simple" xlink:href="https://cf-courses-data.s3.us.cloud-object-storage.appdomain.cloud/IBM-CC0100EN-SkillsNetwork/labs/IBMCloud_accountCreation/CreateIBMCloudAccount.md.html" text:style-name="Internet_20_link" text:visited-style-name="Visited_20_Internet_20_Link">https://cf-courses-data.s3.us.cloud-object-storage.appdomain.cloud/IBM-CC0100EN-SkillsNetwork/labs/IBMCloud_accountCreation/CreateIBMCloudAccount.md.html</text:a></text:p>
      <text:p text:style-name="P10"><text:span text:style-name="T4">LAB01</text:span></text:p>
      <text:p text:style-name="P11"><text:a xlink:type="simple" xlink:href="https://cf-courses-data.s3.us.cloud-object-storage.appdomain.cloud/IBMDeveloperSkillsNetwork-DB0201EN-SkillsNetwork/labs/Labs_Coursera_V5/labs/Lab%20-%20Basics%20of%20SQL%20SELECT%20Statement/instructional-labs.md.html" text:style-name="Internet_20_link" text:visited-style-name="Visited_20_Internet_20_Link">https://cf-courses-data.s3.us.cloud-object-storage.appdomain.cloud/IBMDeveloperSkillsNetwork-DB0201EN-SkillsNetwork/labs/Labs_Coursera_V5/labs/Lab%20-%20B</text:a><text:a xlink:type="simple" xlink:href="https://cf-courses-data.s3.us.cloud-object-storage.appdomain.cloud/IBMDeveloperSkillsNetwork-DB0201EN-SkillsNetwork/labs/Labs_Coursera_V5/labs/Lab%20-%20Basics%20of%20SQL%20SELECT%20Statement/instructional-labs.md.html" text:style-name="Internet_20_link" text:visited-style-name="Visited_20_Internet_20_Link"><text:span text:style-name="T16">as</text:span></text:a><text:a xlink:type="simple" xlink:href="https://cf-courses-data.s3.us.cloud-object-storage.appdomain.cloud/IBMDeveloperSkillsNetwork-DB0201EN-SkillsNetwork/labs/Labs_Coursera_V5/labs/Lab%20-%20Basics%20of%20SQL%20SELECT%20Statement/instructional-labs.md.html" text:style-name="Internet_20_link" text:visited-style-name="Visited_20_Internet_20_Link">ics%20of%20SQL%20SELECT%20Statement/instructional-labs.md.html</text:a></text:p>
      <text:p text:style-name="P23">LAB02</text:p>
      <text:p text:style-name="P10"><text:a xlink:type="simple" xlink:href="https://cf-courses-data.s3.us.cloud-object-storage.appdomain.cloud/IBMDeveloperSkillsNetwork-DB0201EN-SkillsNetwork/labs/Labs_Coursera_V5/labs/Lab%20-%20COUNT%20-%20DISTINCT%20-%20LIMIT/instructional-labs.md.html" text:style-name="Internet_20_link" text:visited-style-name="Visited_20_Internet_20_Link">https://cf-courses-data.s3.us.cloud-object-storage.appdomain.cloud/IBMDeveloperSkillsNetwork-DB0201EN-SkillsNetwork/labs/Labs_Coursera_V5/labs/Lab%20-%20COUNT%20-%20DISTINCT%20-%20LIMIT/instructional-labs.md.html</text:a></text:p>
      <text:p text:style-name="P24">LAB03</text:p>
      <text:p text:style-name="P13"><text:a xlink:type="simple" xlink:href="https://cf-courses-data.s3.us.cloud-object-storage.appdomain.cloud/IBMDeveloperSkillsNetwork-DB0201EN-SkillsNetwork/labs/Labs_Coursera_V5/labs/Lab%20-%20INSERT%20-%20UPDATE%20-%20DELETE/instructional-labs.md.html" text:style-name="Internet_20_link" text:visited-style-name="Visited_20_Internet_20_Link">https://cf-courses-data.s3.us.cloud-object-storage.appdomain.cloud/IBMDeveloperSkillsNetwork-DB0201EN-SkillsNetwork/labs/Labs_Coursera_V5/labs/Lab%20-%20INSERT%20-%20UPDATE%20-%20DELETE/instructional-labs.md.html</text:a></text:p>
      <text:p text:style-name="P12"><text:span text:style-name="T13">Reading : </text:span><text:span text:style-name="T4">Examples to CREATE and DROP tables (5 mins)</text:span></text:p>
      <text:p text:style-name="P13"><text:a xlink:type="simple" xlink:href="https://cf-courses-data.s3.us.cloud-object-storage.appdomain.cloud/IBMDeveloperSkillsNetwork-DB0201EN-SkillsNetwork/labs/Module%202/DB0201-l2%20_M2_CREATE_DROP.md.html?origin=www.coursera.org" text:style-name="Internet_20_link" text:visited-style-name="Visited_20_Internet_20_Link">https://cf-courses-data.s3.us.cloud-object-storage.appdomain.cloud/IBMDeveloperSkillsNetwork-DB0201EN-SkillsNetwork/labs/Module%202/DB0201-l2%20_M2_CREATE_DROP.md.html?origin=www.coursera.org</text:a></text:p>
      <text:h text:style-name="P25" text:outline-level="1">Hands-on Lab : CREATE, ALTER, TRUNCATE, DROP</text:h>
      <text:p text:style-name="P13"><text:a xlink:type="simple" xlink:href="https://cf-courses-data.s3.us.cloud-object-storage.appdomain.cloud/IBMDeveloperSkillsNetwork-DB0201EN-SkillsNetwork/labs/Labs_Coursera_V5/labs/Lab%20-%20CREATE%20-%20ALTER%20-%20TRUNCATE%20-%20DROP/instructional-labs.md.html?origin=www.coursera.org" text:style-name="Internet_20_link" text:visited-style-name="Visited_20_Internet_20_Link">https://cf-courses-data.s3.us.cloud-object-storage.appdomain.cloud/IBMDeveloperSkillsNetwork-DB0201EN-SkillsNetwork/labs/Labs_Coursera_V5/labs/Lab%20-%20CREATE%20-%20ALTER%20-%20TRUNCATE%20-%20DROP/instructional-labs.md.html?origin=www.coursera.org</text:a></text:p>
      <text:h text:style-name="P28" text:outline-level="1">Hands-on Lab: Create Tables using SQL Scripts and Load Data into Tables</text:h>
      <text:p text:style-name="P13"><text:a xlink:type="simple" xlink:href="https://cf-courses-data.s3.us.cloud-object-storage.appdomain.cloud/IBMDeveloperSkillsNetwork-DB0201EN-SkillsNetwork/labs/Labs_Coursera_V5/labs/Lab%20-%20Create%20tables%20using%20SQL%20scripts%20and%20Load%20data%20into%20tables/instructional-labs.md.html?origin=www.coursera.org" text:style-name="Internet_20_link" text:visited-style-name="Visited_20_Internet_20_Link">https://cf-courses-data.s3.us.cloud-object-storage.appdomain.cloud/IBMDeveloperSkillsNetwork-DB0201EN-SkillsNetwork/labs/Labs_Coursera_V5/labs/Lab%20-%20Create%20tables%20using%20SQL%20scripts%20and%20Load%20data%20into%20tables/instructional-labs.md.html?origin=www.coursera.org</text:a></text:p>
      <text:h text:style-name="P26" text:outline-level="1"><text:soft-page-break/>Hands-on Lab : String Patterns, Sorting and Grouping</text:h>
      <text:p text:style-name="P13"><text:a xlink:type="simple" xlink:href="https://cf-courses-data.s3.us.cloud-object-storage.appdomain.cloud/IBMDeveloperSkillsNetwork-DB0201EN-SkillsNetwork/labs/Labs_Coursera_V5/labs/Lab%20-%20String%20Patterns%20-%20Sorting%20-%20Grouping/instructional-labs.md.html?origin=www.coursera.org" text:style-name="Internet_20_link" text:visited-style-name="Visited_20_Internet_20_Link">https://cf-courses-data.s3.us.cloud-object-storage.appdomain.cloud/IBMDeveloperSkillsNetwork-DB0201EN-SkillsNetwork/labs/Labs_Coursera_V5/labs/Lab%20-%20String%20Patterns%20-%20Sorting%20-%20Grouping/instructional-labs.md.html?origin=www.coursera.org</text:a></text:p>
      <text:p text:style-name="P13"/>
      <text:h text:style-name="P26" text:outline-level="1">Hands-on Lab: Built-in functions - Aggregate, Scalar, String, Date and Time Functions</text:h>
      <text:p text:style-name="P13"><text:a xlink:type="simple" xlink:href="https://cf-courses-data.s3.us.cloud-object-storage.appdomain.cloud/IBMDeveloperSkillsNetwork-DB0201EN-SkillsNetwork/labs/Labs_Coursera_V5/labs/Lab%20-%20Built-in%20functions%20/Hands-on_Lab__Built-in_Functions.md.html?origin=www.coursera.org" text:style-name="Internet_20_link" text:visited-style-name="Visited_20_Internet_20_Link">https://cf-courses-data.s3.us.cloud-object-storage.appdomain.cloud/IBMDeveloperSkillsNetwork-DB0201EN-SkillsNetwork/labs/Labs_Coursera_V5/labs/Lab%20-%20Built-in%20functions%20/Hands-on_Lab__Built-in_Functions.md.html?origin=www.coursera.org</text:a></text:p>
      <text:h text:style-name="P26" text:outline-level="1">Hands-on Lab : Sub-queries and Nested SELECTs </text:h>
      <text:p text:style-name="P14"><text:a xlink:type="simple" xlink:href="https://cf-courses-data.s3.us.cloud-object-storage.appdomain.cloud/IBMDeveloperSkillsNetwork-DB0201EN-SkillsNetwork/labs/Labs_Coursera_V5/labs/Lab%20-%20Sub-queries%20and%20Nested%20SELECTs%20/instructional-labs.md.html?origin=www.coursera.org" text:style-name="Internet_20_link" text:visited-style-name="Visited_20_Internet_20_Link">https://cf-courses-data.s3.us.cloud-object-storage.appdomain.cloud/IBMDeveloperSkillsNetwork-DB0201EN-SkillsNetwork/labs/Labs_Coursera_V5/labs/Lab%20-%20Sub-queries%20and%20Nested%20SELECTs%20/instructional-labs.md.html?origin=www.coursera.org</text:a></text:p>
      <text:h text:style-name="P26" text:outline-level="1">Hands-on Lab: Working with Multiple Tables</text:h>
      <text:p text:style-name="P14"><text:a xlink:type="simple" xlink:href="https://cf-courses-data.s3.us.cloud-object-storage.appdomain.cloud/IBMDeveloperSkillsNetwork-DB0201EN-SkillsNetwork/labs/Labs_Coursera_V5/labs/Lab%20-%20Working%20with%20Multiple%20Tables%20%20/instructional-labs.md.html?origin=www.coursera.org" text:style-name="Internet_20_link" text:visited-style-name="Visited_20_Internet_20_Link">https://cf-courses-data.s3.us.cloud-object-storage.appdomain.cloud/IBMDeveloperSkillsNetwork-DB0201EN-SkillsNetwork/labs/Labs_Coursera_V5/labs/Lab%20-%20Working%20with%20Multiple%20Tables%20%20/instructional-labs.md.html?origin=www.coursera.org</text:a></text:p>
      <text:h text:style-name="P28" text:outline-level="1">Create credentials to access your database instance</text:h>
      <text:p text:style-name="P14"><text:a xlink:type="simple" xlink:href="https://cf-courses-data.s3.us.cloud-object-storage.appdomain.cloud/IBMDeveloperSkillsNetwork-DB0201EN-SkillsNetwork/labs/Module%205/LAB-0v6_Create_Database_Credentials.md.html?origin=www.coursera.org" text:style-name="Internet_20_link" text:visited-style-name="Visited_20_Internet_20_Link">https://cf-courses-data.s3.us.cloud-object-storage.appdomain.cloud/IBMDeveloperSkillsNetwork-DB0201EN-SkillsNetwork/labs/Module%205/LAB-0v6_Create_Database_Credentials.md.html?origin=www.coursera.org</text:a></text:p>
      <text:h text:style-name="P44" text:outline-level="2">Introducing SQL Magic</text:h>
      <text:p text:style-name="P14"><text:a xlink:type="simple" xlink:href="https://cf-courses-data.s3.us.cloud-object-storage.appdomain.cloud/IBMDeveloperSkillsNetwork-DB0201EN-SkillsNetwork/labs/Module%203/IntroducingSQLMagic.md.html?origin=www.coursera.org" text:style-name="Internet_20_link" text:visited-style-name="Visited_20_Internet_20_Link">https://cf-courses-data.s3.us.cloud-object-storage.appdomain.cloud/IBMDeveloperSkillsNetwork-DB0201EN-SkillsNetwork/labs/Module%203/IntroducingSQLMagic.md.html?origin=www.coursera.org</text:a></text:p>
      <text:p text:style-name="P14"/>
      <text:p text:style-name="P14"/>
      <text:p text:style-name="P54"><text:span text:style-name="Source_20_Text">"password": "g07eOaWXjGOWX1rl",</text:span></text:p>
      <text:p text:style-name="P33"><text:span text:style-name="Source_20_Text"><text:s/>"username": "pkh48467"</text:span></text:p>
      <text:p text:style-name="P33"><text:span text:style-name="Source_20_Text">"database": "bludb"</text:span></text:p>
      <text:p text:style-name="P33"><text:span text:style-name="Source_20_Text">"hostname": "815fa4db-dc03-4c70-869a-a9cc13f33084.bs2io90l08kqb1od8lcg.databases.appdomain.cloud",</text:span></text:p>
      <text:p text:style-name="P33"><text:span text:style-name="Source_20_Text">"port": 30367</text:span></text:p>
      <text:p text:style-name="P33"><text:span text:style-name="Source_20_Text"/></text:p>
      <text:p text:style-name="P13"/>
      <text:p text:style-name="P13"/>
      <text:p text:style-name="P13"><text:soft-page-break/></text:p>
      <text:p text:style-name="P13"/>
      <text:p text:style-name="P13"/>
      <text:p text:style-name="P8">In this module, you will be introduced to datab<text:span text:style-name="T16">as</text:span>es. You will create a datab<text:span text:style-name="T16">as</text:span>e instance on the cloud. You will learn some of the b<text:span text:style-name="T16">as</text:span>ic SQL statements. You will also write and practice b<text:span text:style-name="T16">as</text:span>ic SQL hands-on on a live datab<text:span text:style-name="T16">as</text:span>e. </text:p>
      <text:h text:style-name="P6" text:outline-level="3">Learning Objectives</text:h>
      <text:p text:style-name="P7"/>
      <text:list xml:id="list2711813823" text:style-name="L1">
        <text:list-item>
          <text:p text:style-name="P66">Create an IBM Cloud Lite account.</text:p>
        </text:list-item>
        <text:list-item>
          <text:p text:style-name="P66">Demonstrate how to write b<text:span text:style-name="T16">as</text:span>ic SQL statements</text:p>
        </text:list-item>
        <text:list-item>
          <text:p text:style-name="P66">Describe SQL and Datab<text:span text:style-name="T16">as</text:span>es</text:p>
        </text:list-item>
        <text:list-item>
          <text:p text:style-name="P67">Create and execute CREATE TABLE, <text:span text:style-name="T16">SELECT</text:span>, INSERT, and DELETE SQL statements with a live datab<text:span text:style-name="T16">as</text:span>e</text:p>
        </text:list-item>
      </text:list>
      <text:h text:style-name="P1" text:outline-level="1">About Hands-on Labs in this course</text:h>
      <text:p text:style-name="Text_20_body"><text:span text:style-name="T2">An important </text:span><text:span text:style-name="T19">as</text:span><text:span text:style-name="T2">pect of working with datab</text:span><text:span text:style-name="T19">as</text:span><text:span text:style-name="T2">es and SQL is developing hands-on skills. Therefore, each module in the course contains hands-on labs for you to practice what you learn in the videos. In this course, you will be using the </text:span><text:span text:style-name="Strong_20_Emphasis"><text:span text:style-name="T2">IBM Db2 datab</text:span></text:span><text:span text:style-name="Strong_20_Emphasis"><text:span text:style-name="T19">as</text:span></text:span><text:span text:style-name="Strong_20_Emphasis"><text:span text:style-name="T2">e service</text:span></text:span><text:span text:style-name="T2"> to practice and apply your skills. To provision an instance of Db2 you require an IBM Cloud account, for which you will be provided a feature code to create a trial account.</text:span></text:p>
      <text:p text:style-name="Text_20_body"><text:span text:style-name="T2">In c</text:span><text:span text:style-name="T19">as</text:span><text:span text:style-name="T2">e you encounter issues with creating an IBM Cloud account or provisioning a Db2 instance, the course also contains alternative labs using other datab</text:span><text:span text:style-name="T19">as</text:span><text:span text:style-name="T2">e software that is marked </text:span><text:span text:style-name="Strong_20_Emphasis"><text:span text:style-name="T2">Optional</text:span></text:span><text:span text:style-name="T2">. If you are able to work with Db2, you do not need to complete the optional labs. However, if you encounter issues with Db2, you can practice using the optional labs instead.</text:span></text:p>
      <text:h text:style-name="P1" text:outline-level="1">Introduction to Datab<text:span text:style-name="T16">as</text:span>es</text:h>
      <text:p text:style-name="P9"/>
      <text:p text:style-name="P9">Hello and welcome to SQL for data science. </text:p>
      <text:p text:style-name="P9">First, we will talk a little bit about what you'll learn in this course. </text:p>
      <text:p text:style-name="P9">This course teaches you the b<text:span text:style-name="T16">as</text:span>ics of the SQL language and the relational datab<text:span text:style-name="T16">as</text:span>e model. </text:p>
      <text:p text:style-name="P9">There will be some lab exercises, </text:p>
      <text:p text:style-name="P9">and at the end of each section </text:p>
      <text:p text:style-name="P9">there are a few review questions. </text:p>
      <text:p text:style-name="P9">And at the end, there is a final exam. </text:p>
      <text:p text:style-name="P9">By the end of this course, </text:p>
      <text:p text:style-name="P9">you will be able to discuss SQL b<text:span text:style-name="T16">as</text:span>ics and </text:p>
      <text:p text:style-name="P9">explain various <text:span text:style-name="T16">as</text:span>pects of the relational datab<text:span text:style-name="T16">as</text:span>e model. </text:p>
      <text:p text:style-name="P9">In this video, we will learn about SQL and relational datab<text:span text:style-name="T16">as</text:span>es. </text:p>
      <text:p text:style-name="P9">By the end of this video, </text:p>
      <text:p text:style-name="P9">you will be able to describe SQL, data, </text:p>
      <text:p text:style-name="P9">datab<text:span text:style-name="T16">as</text:span>e, a relational datab<text:span text:style-name="T16">as</text:span>e, and list five b<text:span text:style-name="T16">as</text:span>ic SQL commands. </text:p>
      <text:p text:style-name="P9">But wait, what is SQL and what is a relational datab<text:span text:style-name="T16">as</text:span>e? What is SQL? </text:p>
      <text:p text:style-name="P9">SQL is a language used for relational datab<text:span text:style-name="T16">as</text:span>es to query or get data out of a datab<text:span text:style-name="T16">as</text:span>e. </text:p>
      <text:p text:style-name="P9">SQL is also referred to <text:span text:style-name="T16">as</text:span> SQL </text:p>
      <text:p text:style-name="P9">and is short for its original name Structured English Query Language. </text:p>
      <text:p text:style-name="P9"><text:soft-page-break/>So SQL is a language used for a datab<text:span text:style-name="T16">as</text:span>e to query data. </text:p>
      <text:p text:style-name="P9">But what is data and what is a datab<text:span text:style-name="T16">as</text:span>e? </text:p>
      <text:p text:style-name="P9">Data is a collection of facts in the form of words, </text:p>
      <text:p text:style-name="P9">numbers, or even pictures. </text:p>
      <text:p text:style-name="P9">Data is one of the most critical <text:span text:style-name="T16">as</text:span>sets of any business. </text:p>
      <text:p text:style-name="P9">It is used and collected practically everywhere. </text:p>
      <text:p text:style-name="P9">Your bank stores data about you, your name, </text:p>
      <text:p text:style-name="P9">address, phone number, account number et cetera. </text:p>
      <text:p text:style-name="P9">Your credit card company and your paypal accounts also store data about you. </text:p>
      <text:p text:style-name="P9">Data is important; so, it needs to be </text:p>
      <text:p text:style-name="P9">secure, and it needs to be stored and accessed quickly. </text:p>
      <text:p text:style-name="P9">The answer is a datab<text:span text:style-name="T16">as</text:span>e. </text:p>
      <text:p text:style-name="P9">So, what is a datab<text:span text:style-name="T16">as</text:span>e? </text:p>
      <text:p text:style-name="P9">Datab<text:span text:style-name="T16">as</text:span>es are everywhere and used every day, but they are largely taken for granted. </text:p>
      <text:p text:style-name="P9">A datab<text:span text:style-name="T16">as</text:span>e is a repository of data. </text:p>
      <text:p text:style-name="P9">It is a program that stores data. </text:p>
      <text:p text:style-name="P9">A datab<text:span text:style-name="T16">as</text:span>e also provides the functionality for adding, </text:p>
      <text:p text:style-name="P9">modifying, and querying that data. </text:p>
      <text:p text:style-name="P9">There are different kinds of datab<text:span text:style-name="T16">as</text:span>es of different requirements. </text:p>
      <text:p text:style-name="P9">The data can be stored in various forms. </text:p>
      <text:p text:style-name="P9">When data is stored in tabular form, </text:p>
      <text:p text:style-name="P9">the data is organized in tables like in a spreadsheet, </text:p>
      <text:p text:style-name="P9">which is columns and rows. </text:p>
      <text:p text:style-name="P9">That's a relational datab<text:span text:style-name="T16">as</text:span>e. </text:p>
      <text:p text:style-name="P9">The columns contain properties about the item such <text:span text:style-name="T16">as</text:span> l<text:span text:style-name="T16">as</text:span>t name, </text:p>
      <text:p text:style-name="P9">first name, email address, city. </text:p>
      <text:p text:style-name="P9">A table is a collection of related things like </text:p>
      <text:p text:style-name="P9">a list of employees or a list of book authors. </text:p>
      <text:p text:style-name="P9">In a relational datab<text:span text:style-name="T16">as</text:span>e, </text:p>
      <text:p text:style-name="P9">you can form relationships <text:span text:style-name="T16">between</text:span> tables. </text:p>
      <text:p text:style-name="P9">So a datab<text:span text:style-name="T16">as</text:span>e is a repository of data. </text:p>
      <text:p text:style-name="P9">A set of software tools for the data in the datab<text:span text:style-name="T16">as</text:span>e is called </text:p>
      <text:p text:style-name="P9">a datab<text:span text:style-name="T16">as</text:span>e management system or DBMS for short. </text:p>
      <text:p text:style-name="P9">The terms datab<text:span text:style-name="T16">as</text:span>e, datab<text:span text:style-name="T16">as</text:span>e server, datab<text:span text:style-name="T16">as</text:span>e system, </text:p>
      <text:p text:style-name="P9">data server, and datab<text:span text:style-name="T16">as</text:span>e management systems are often used interchangeably. </text:p>
      <text:p text:style-name="P9">For relational datab<text:span text:style-name="T16">as</text:span>es, it's called a relational datab<text:span text:style-name="T16">as</text:span>e management system or RDBMS. </text:p>
      <text:p text:style-name="P9">RDBMS is a set of software tools that controls </text:p>
      <text:p text:style-name="P9">the data such <text:span text:style-name="T16">as</text:span> access, organization, and storage. </text:p>
      <text:p text:style-name="P9">And RDBMS serves <text:span text:style-name="T16">as</text:span> the backbone of applications in many industries including banking, </text:p>
      <text:p text:style-name="P9">transportation, health, and so on. </text:p>
      <text:p text:style-name="P9">Examples of relational datab<text:span text:style-name="T16">as</text:span>e management systems are </text:p>
      <text:p text:style-name="P9">my SQL, Oracle Datab<text:span text:style-name="T16">as</text:span>e, </text:p>
      <text:p text:style-name="P9">DB2 Warehouse, and DB2 on Cloud. For the majority of people using a datab<text:span text:style-name="T16">as</text:span>e, </text:p>
      <text:p text:style-name="P9">there are five simple commands to create a table, </text:p>
      <text:p text:style-name="P9">insert data to populate the table, </text:p>
      <text:p text:style-name="P9"><text:span text:style-name="T16">select</text:span> data <text:span text:style-name="T16">from</text:span> the table, </text:p>
      <text:p text:style-name="P9">update data in the table, </text:p>
      <text:p text:style-name="P9">delete data <text:span text:style-name="T16">from</text:span> the table. </text:p>
      <text:p text:style-name="P9">So those are the building blocks for SQL for data science. </text:p>
      <text:p text:style-name="P9">You can now describe what is SQL, what is data, </text:p>
      <text:p text:style-name="P9">what is a datab<text:span text:style-name="T16">as</text:span>e, and what is a relational datab<text:span text:style-name="T16">as</text:span>e. </text:p>
      <text:p text:style-name="P9">You know that RDBMS stands for Relational Datab<text:span text:style-name="T16">as</text:span>e Management System, </text:p>
      <text:p text:style-name="P9">and you can list five b<text:span text:style-name="T16">as</text:span>ic SQL commands to create a table, </text:p>
      <text:p text:style-name="P9">insert data to populate the table, </text:p>
      <text:p text:style-name="P9"><text:span text:style-name="T16">select</text:span> data <text:span text:style-name="T16">from</text:span> the table, </text:p>
      <text:p text:style-name="P9">update data in the table, </text:p>
      <text:p text:style-name="P9">and delete data <text:span text:style-name="T16">from</text:span> the table. </text:p>
      <text:p text:style-name="P9"><text:soft-page-break/>Thanks for watching this video. </text:p>
      <text:p text:style-name="P9">(Music) </text:p>
      <text:p text:style-name="P9"/>
      <text:p text:style-name="P5"><text:span text:style-name="Source_20_Text">FilmLocations</text:span></text:p>
      <text:p text:style-name="P5"><text:span text:style-name="Source_20_Text">( <text:s text:c="3"/>Title: <text:s text:c="13"/>titles of the films,</text:span></text:p>
      <text:p text:style-name="P5"><text:span text:style-name="Source_20_Text">Rele</text:span><text:span text:style-name="Source_20_Text"><text:span text:style-name="T16">as</text:span></text:span><text:span text:style-name="Source_20_Text">eYear:</text:span><text:span text:style-name="Source_20_Text"><text:span text:style-name="T1"> <text:s text:c="7"/></text:span></text:span><text:span text:style-name="Source_20_Text">time of public rele</text:span><text:span text:style-name="Source_20_Text"><text:span text:style-name="T16">as</text:span></text:span><text:span text:style-name="Source_20_Text">e of the films,</text:span></text:p>
      <text:p text:style-name="P5"><text:span text:style-name="Source_20_Text">Locations: locations of San Francisco </text:span><text:span text:style-name="Source_20_Text"><text:span text:style-name="T16">where</text:span></text:span><text:span text:style-name="Source_20_Text"> the films were shot, </text:span></text:p>
      <text:p text:style-name="P5"><text:span text:style-name="Source_20_Text">FunFacts: funny facts about the filming locations, <text:s/></text:span></text:p>
      <text:p text:style-name="P5"><text:span text:style-name="Source_20_Text">ProductionCompany: <text:s/>companies who produced the films, </text:span></text:p>
      <text:p text:style-name="P5"><text:span text:style-name="Source_20_Text">Distributor: <text:s text:c="7"/>companies who distributed the films,</text:span></text:p>
      <text:p text:style-name="P5"><text:span text:style-name="Source_20_Text">Director: people who directed the films, <text:s text:c="4"/></text:span></text:p>
      <text:p text:style-name="P5"><text:span text:style-name="Source_20_Text">Writer: people who wrote the films, </text:span></text:p>
      <text:p text:style-name="P5"><text:span text:style-name="Source_20_Text">Actor1: <text:s text:c="12"/>person 1 who acted in the films, <text:s text:c="4"/></text:span></text:p>
      <text:p text:style-name="P5"><text:span text:style-name="Source_20_Text">Actor2: person 2 who acted in the films, <text:s text:c="4"/></text:span></text:p>
      <text:p text:style-name="P5"><text:span text:style-name="Source_20_Text">Actor3: person 3 who acted in the films)</text:span></text:p>
      <text:p text:style-name="P3"><text:span text:style-name="Source_20_Text"><text:span text:style-name="T6"/></text:span></text:p>
      <text:h text:style-name="P4" text:outline-level="1"><text:span text:style-name="Source_20_Text"><text:span text:style-name="T5">WEEK 1</text:span></text:span></text:h>
      <text:h text:style-name="P2" text:outline-level="1"><text:span text:style-name="Source_20_Text">Summary &amp; Highlights</text:span></text:h>
      <text:p text:style-name="P20">Congratulations! You have completed this lesson. At this point in the course, you know: </text:p>
      <text:list xml:id="list421758065" text:style-name="L2">
        <text:list-item>
          <text:p text:style-name="P68">You can use Data Manipulation Language (DML) statements to read and modify data. </text:p>
        </text:list-item>
        <text:list-item>
          <text:p text:style-name="P68">The search condition of the <text:span text:style-name="T16">WHERE</text:span> clause uses a predicate to refine the search.​ </text:p>
        </text:list-item>
        <text:list-item>
          <text:p text:style-name="P68">COUNT, DISTINCT, and LIMIT​ are expressions that are used with <text:span text:style-name="T16">SELECT</text:span> statements​. </text:p>
        </text:list-item>
        <text:list-item>
          <text:p text:style-name="P68">INSERT, UPDATE, and DELETE are DML statements for populating and changing tables. </text:p>
        </text:list-item>
      </text:list>
      <text:h text:style-name="P16" text:outline-level="1"><text:span text:style-name="Source_20_Text"><text:span text:style-name="T5">WEEK </text:span></text:span><text:span text:style-name="Source_20_Text"><text:span text:style-name="T11">2</text:span></text:span></text:h>
      <text:p text:style-name="P17"><text:span text:style-name="Source_20_Text"><text:span text:style-name="T7"/></text:span></text:p>
      <text:h text:style-name="P29" text:outline-level="3">1.</text:h>
      <text:section text:style-name="Sect1" text:name="ObXO8M-legend">
        <text:p text:style-name="P30">Question 1</text:p>
        <text:section text:style-name="Sect1" text:name="prompt-ObXO8M">
          <text:p text:style-name="P32">Which of the following statements about a database is/are correct?</text:p>
        </text:section>
        <text:p text:style-name="P31">1 / 1 point</text:p>
      </text:section>
      <text:p text:style-name="Text_20_body"><text:span text:style-name="Source_20_Text"><text:span text:style-name="T20">A database is a logically coherent collection of data with some inherent meaning</text:span></text:span></text:p>
      <text:p text:style-name="P17"><text:span text:style-name="Source_20_Text"><text:span text:style-name="T7"/></text:span></text:p>
      <text:h text:style-name="P1" text:outline-level="1">Summary &amp; Highlights</text:h>
      <text:p text:style-name="P20">Congratulations! You have completed this lesson. At this point in the course, you know: </text:p>
      <text:list xml:id="list2268657175" text:style-name="L3">
        <text:list-item>
          <text:p text:style-name="P69">A datab<text:span text:style-name="T16">as</text:span>e is a repository of data that provides functionality for adding, modifying, and querying the data. </text:p>
        </text:list-item>
        <text:list-item>
          <text:p text:style-name="P69">SQL is a language used to query or retrieve data <text:span text:style-name="T16">from</text:span> a relational datab<text:span text:style-name="T16">as</text:span>e. </text:p>
        </text:list-item>
        <text:list-item>
          <text:p text:style-name="P69">The Relational Model is the most used data model for datab<text:span text:style-name="T16">as</text:span>es because it allows for data independence. </text:p>
        </text:list-item>
        <text:list-item>
          <text:p text:style-name="P69"><text:soft-page-break/>The primary key of a relational table uniquely identifies each tuple or row, preventing duplication of data and providing a way of defining relationships <text:span text:style-name="T16">between</text:span> tables. </text:p>
        </text:list-item>
        <text:list-item>
          <text:p text:style-name="P69">SQL statements fall into two different categories: Data Definition Language (DDL) statements and Data Manipulation Language (DML) statements.</text:p>
        </text:list-item>
      </text:list>
      <text:p text:style-name="P9"/>
      <text:h text:style-name="P18" text:outline-level="1"><text:span text:style-name="Source_20_Text"><text:span text:style-name="T5">WEEK </text:span></text:span><text:span text:style-name="Source_20_Text"><text:span text:style-name="T12">3</text:span></text:span></text:h>
      <text:h text:style-name="P1" text:outline-level="1">Summary &amp; Highlights</text:h>
      <text:p text:style-name="P20">Congratulations! You have completed this lesson. At this point in the course, you know:</text:p>
      <text:list xml:id="list1169841659" text:style-name="L4">
        <text:list-item>
          <text:p text:style-name="P70">You can use the <text:span text:style-name="T16">WHERE</text:span> clause to refine your query results.</text:p>
        </text:list-item>
        <text:list-item>
          <text:p text:style-name="P70">You can use the wildcard character (%) <text:span text:style-name="T16">as</text:span> a substitute for unknown characters in a pattern.</text:p>
        </text:list-item>
        <text:list-item>
          <text:p text:style-name="P70">You can use <text:span text:style-name="T16">between</text:span> ... AND ... to specify a range of numbers.</text:p>
        </text:list-item>
        <text:list-item>
          <text:p text:style-name="P70">You can sort query results into <text:span text:style-name="T16">as</text:span>cending or descending order, using the ORDER BY clause to specify the column to sort on.</text:p>
        </text:list-item>
        <text:list-item>
          <text:p text:style-name="P70">You can group query results by using the group by clause</text:p>
        </text:list-item>
      </text:list>
      <text:p text:style-name="P20"/>
      <text:h text:style-name="P45" text:outline-level="1">Summary &amp; Highlights</text:h>
      <text:p text:style-name="P76">Congratulations! You have completed this lesson. At this point in the course, you know:</text:p>
      <text:list xml:id="list474067985" text:style-name="L5">
        <text:list-item>
          <text:p text:style-name="P75">Most databases come with built-in functions that you can use in SQL statements to perform operations on data within the database itself.</text:p>
        </text:list-item>
        <text:list-item>
          <text:p text:style-name="P75">When you work with large datasets, you may save time by using built-in functions rather than first retrieving the data into your application and then executing functions on the retrieved data.</text:p>
        </text:list-item>
        <text:list-item>
          <text:p text:style-name="P75">You can use sub-queries to form more powerful queries than otherwise.</text:p>
        </text:list-item>
        <text:list-item>
          <text:p text:style-name="P75">You can use a sub-select expression to evaluate some built-in aggregate functions like the average function. </text:p>
        </text:list-item>
        <text:list-item>
          <text:p text:style-name="P72">Derived tables or table expressions are sub-queries where the outer query uses the results of the sub-query as a data source.</text:p>
        </text:list-item>
      </text:list>
      <text:h text:style-name="P47" text:outline-level="1"><text:span text:style-name="Source_20_Text"><text:span text:style-name="T5">WEEK </text:span></text:span><text:span text:style-name="Source_20_Text"><text:span text:style-name="T15">4</text:span></text:span></text:h>
      <text:h text:style-name="P46" text:outline-level="1">Summary &amp; Highlights</text:h>
      <text:p text:style-name="Text_20_body">Congratulations! You have completed this lesson. At this point in the course, you know:</text:p>
      <text:list xml:id="list650443109" text:style-name="L6">
        <text:list-item>
          <text:p text:style-name="P80">You can access a database from a language like Python by using the appropriate API. Examples include ibm_db API for IBM DB2, psycopg2 for ProstgreSQL, and dblib API for SQL Server.</text:p>
        </text:list-item>
        <text:list-item>
          <text:p text:style-name="P80"><text:soft-page-break/>DB-API is Python's standard API for accessing relational databases. It allows you to write a single program that works with multiple kinds of relational databases instead of writing a separate program for each one.</text:p>
        </text:list-item>
        <text:list-item>
          <text:p text:style-name="P80">The DB_API connect constructor creates a connection to the database and returns a Connection Object, which is then used by the various connection methods.</text:p>
        </text:list-item>
        <text:list-item>
          <text:p text:style-name="P80">The connection methods are: The <text:span text:style-name="Variable">cursor() </text:span>method, which returns a new cursor object using the connection. The <text:span text:style-name="Variable">commit() </text:span>method, which is used to commit any pending transaction to the database. The <text:span text:style-name="Variable">rollback()</text:span> method, which causes the database to roll-back to the start of any pending transaction. The <text:span text:style-name="Variable">close() </text:span>method, which is used to close a database connection. </text:p>
        </text:list-item>
        <text:list-item>
          <text:p text:style-name="P80">You can use <text:span text:style-name="Strong_20_Emphasis">SQL Magic</text:span> commands to execute queries more easily from Jupyter Notebooks. Magic commands have the general format <text:span text:style-name="Strong_20_Emphasis">%sql select * from tablename</text:span>. <text:span text:style-name="Strong_20_Emphasis">Cell magics</text:span> start with a double %% (percent) sign and apply to the entire cell. <text:span text:style-name="Strong_20_Emphasis">Line magics</text:span> start with a single % (percent) sign and apply to a particular line in a cell. </text:p>
        </text:list-item>
      </text:list>
      <text:p text:style-name="P74"/>
      <text:p text:style-name="P20">Question 2</text:p>
      <text:section text:style-name="Sect1" text:name="prompt-FdMFky">
        <text:p text:style-name="P20">Which keyword is used to set a condition for a group by clause?</text:p>
      </text:section>
      <text:p text:style-name="P19">Having</text:p>
      <text:p text:style-name="P19">- In a <text:span text:style-name="T16">SELECT</text:span> statement, which SQL clause controls how the result set is displayed? </text:p>
      <text:p text:style-name="P19">ORDER BY</text:p>
      <text:p text:style-name="P19"/>
      <text:p text:style-name="P22"><text:span text:style-name="T25">- </text:span>Which of the following can be used in a <text:span text:style-name="T16">SELECT</text:span> statement to restrict a result set?</text:p>
      <text:p text:style-name="P19">HAVING <text:span text:style-name="T16">WHERE</text:span> DISTINCT</text:p>
      <text:p text:style-name="P19"/>
      <text:p text:style-name="P38"><text:span text:style-name="Strong_20_Emphasis"><text:span text:style-name="T10">How does a typical Nested SELECT statement syntax look?</text:span></text:span><text:span text:style-name="T9"> </text:span></text:p>
      <text:p text:style-name="P21"><text:s text:c="5"/></text:p>
      <text:p text:style-name="Preformatted_20_Text"><text:span text:style-name="Source_20_Text"><text:span text:style-name="T23">SELECT</text:span></text:span><text:span text:style-name="Source_20_Text"><text:span text:style-name="T3"> column_name [, column_name ]</text:span></text:span></text:p>
      <text:p text:style-name="Preformatted_20_Text"><text:span text:style-name="Source_20_Text"><text:span text:style-name="T23">FROM</text:span></text:span><text:span text:style-name="Source_20_Text"><text:span text:style-name="T3"> table1 [, table2 ]</text:span></text:span></text:p>
      <text:p text:style-name="Preformatted_20_Text"><text:span text:style-name="Source_20_Text"><text:span text:style-name="T23">WHERE</text:span></text:span><text:span text:style-name="Source_20_Text"><text:span text:style-name="T3"> column_name OPERATOR</text:span></text:span></text:p>
      <text:p text:style-name="Preformatted_20_Text"><text:span text:style-name="Source_20_Text"><text:span text:style-name="T3"><text:s text:c="3"/>(</text:span></text:span><text:span text:style-name="Source_20_Text"><text:span text:style-name="T23">SELECT</text:span></text:span><text:span text:style-name="Source_20_Text"><text:span text:style-name="T3"> column_name [, column_name ]</text:span></text:span></text:p>
      <text:p text:style-name="Preformatted_20_Text"><text:span text:style-name="Source_20_Text"><text:span text:style-name="T3"><text:s text:c="3"/></text:span></text:span><text:span text:style-name="Source_20_Text"><text:span text:style-name="T23">FROM</text:span></text:span><text:span text:style-name="Source_20_Text"><text:span text:style-name="T3"> table1 [, table2 ]</text:span></text:span></text:p>
      <text:p text:style-name="P33"><text:span text:style-name="Source_20_Text"><text:span text:style-name="T3"><text:s text:c="3"/></text:span></text:span><text:span text:style-name="Source_20_Text"><text:span text:style-name="T23">WHERE</text:span></text:span><text:span text:style-name="Source_20_Text"><text:span text:style-name="T3"> condition);</text:span></text:span></text:p>
      <text:p text:style-name="P35"><text:span text:style-name="Strong_20_Emphasis"><text:span text:style-name="T8">– How does an Implicit version of CROSS JOIN (also known as Cartesian Join) statement syntax look?</text:span></text:span></text:p>
      <text:p text:style-name="P34"><text:span text:style-name="Source_20_Text"><text:span text:style-name="T21">SELECT column_name(s)</text:span></text:span></text:p>
      <text:p text:style-name="P51"><text:span text:style-name="Source_20_Text"><text:span text:style-name="T22">FROM table1, table2;</text:span></text:span></text:p>
      <text:p text:style-name="P51"><text:span text:style-name="Source_20_Text"><text:span text:style-name="T14">– How does an Implicit version of INNER JOIN statement syntax look?</text:span></text:span></text:p>
      <text:p text:style-name="P36"><text:span text:style-name="Source_20_Text"><text:span text:style-name="T18">SELECT column_name(s)</text:span></text:span></text:p>
      <text:p text:style-name="P36"><text:span text:style-name="Source_20_Text"><text:span text:style-name="T17">FROM table1, table2</text:span></text:span></text:p>
      <text:p text:style-name="P37"><text:span text:style-name="Source_20_Text"><text:span text:style-name="T17">WHERE table1.column_name = table2.column_name;</text:span></text:span></text:p>
      <text:p text:style-name="P78">Question 1</text:p>
      <text:section text:style-name="Sect1" text:name="prompt-QHk5N6">
        <text:p text:style-name="Text_20_body">Which of the following statements about built-in database functions is correct?</text:p>
        <text:p text:style-name="Text_20_body">Built-in database functions reduce the amount of data that is retrieved.</text:p>
      </text:section>
      <text:p text:style-name="P77"><text:span text:style-name="T4">What are the three ways to work with multiple tables in the same query?</text:span></text:p>
      <text:p text:style-name="P52">Sub-queries, Implicit joins, JOIN operators</text:p>
      <text:p text:style-name="P59"><text:soft-page-break/><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h text:style-name="P48" text:outline-level="1"><text:span text:style-name="T26">How to Access Databases Using Python</text:span></text:h>
      <text:p text:style-name="P59"><text:span text:style-name="T26">Hello, in this video you will learn how to access databases using Python. </text:span></text:p>
      <text:p text:style-name="Standard">Databases are powerful tools for data scientists. </text:p>
      <text:p text:style-name="Standard">After completing this module, </text:p>
      <text:p text:style-name="Standard">you'll be able to explain the basic concepts </text:p>
      <text:p text:style-name="Standard">related to using Python to connect to databases. </text:p>
      <text:p text:style-name="Standard">Then you'll create tables, </text:p>
      <text:p text:style-name="Standard">load data and query data using SQL from Jupyter Notebooks, </text:p>
      <text:p text:style-name="Standard">and finally, analyze the data. </text:p>
      <text:p text:style-name="Standard">In the lab assignments, </text:p>
      <text:p text:style-name="Standard">you will learn how to create an instance in the Cloud, </text:p>
      <text:p text:style-name="Standard">connect to a database, </text:p>
      <text:p text:style-name="Standard">query data from the database using SQL, and analyze the data using Python. </text:p>
      <text:p text:style-name="Standard">You will be able to explain the basic concepts related </text:p>
      <text:p text:style-name="Standard">to connecting a Python application to a database. </text:p>
      <text:p text:style-name="Standard">Describe SQL APIs as well as list some of </text:p>
      <text:p text:style-name="Standard">the proprietary APIs used by popular SQL-based DBMS systems. </text:p>
      <text:p text:style-name="Standard">Let's quickly review some of the benefits of using Python, </text:p>
      <text:p text:style-name="Standard">a popular scripting language for connecting to databases. </text:p>
      <text:p text:style-name="Standard">The Python ecosystem is very rich and provides easy to use tools for data science. </text:p>
      <text:p text:style-name="Standard">Some of the most popular packages are NumPy, </text:p>
      <text:p text:style-name="Standard">pandas, matplotlib, and SciPy. </text:p>
      <text:p text:style-name="Standard">Python is easy to learn and has a simple syntax. </text:p>
      <text:p text:style-name="Standard">Due to its open source nature, </text:p>
      <text:p text:style-name="Standard">Python has been ported to many platforms. </text:p>
      <text:p text:style-name="Standard">All your python programs can work on any of </text:p>
      <text:p text:style-name="Standard">these platforms without requiring any changes at all. </text:p>
      <text:p text:style-name="Standard">If you are careful and avoid any system dependent features, </text:p>
      <text:p text:style-name="Standard">Python supports relational database systems. </text:p>
      <text:p text:style-name="Standard">Writing Python code to access databases is made </text:p>
      <text:p text:style-name="Standard">easier by the presence of the Python database API. </text:p>
      <text:p text:style-name="Standard">Commonly referred to as the DB API, </text:p>
      <text:p text:style-name="Standard">and detailed documentation related to Python is easily available. </text:p>
      <text:p text:style-name="Standard">Notebooks are also very popular in the field of data science because they run </text:p>
      <text:p text:style-name="Standard">in an environment that allows creation and sharing of documents that contain live code, </text:p>
      <text:p text:style-name="Standard">equations, visualizations, and explanatory texts. </text:p>
      <text:p text:style-name="Standard">A notebook interface is a virtual notebook environment used for programming. </text:p>
      <text:p text:style-name="Standard">Examples of notebook interfaces include the Mathematica notebook, </text:p>
      <text:p text:style-name="Standard">Maple worksheet, Matlab notebook, </text:p>
      <text:p text:style-name="Standard">IPython Jupyter, R Markdown, </text:p>
      <text:p text:style-name="Standard">Apache Zeppelin, Apache Spark notebook, and the Databricks cloud. </text:p>
      <text:p text:style-name="Standard">In this module, we will be using Jupyter notebooks. </text:p>
      <text:p text:style-name="Standard">The Jupyter notebook is an open source web application that </text:p>
      <text:p text:style-name="Standard">allows you to create and share documents that contain live code, </text:p>
      <text:p text:style-name="Standard">equations, visualizations, and narrative texts. </text:p>
      <text:p text:style-name="Standard">Here are some of the advantages of using Jupyter notebooks. </text:p>
      <text:p text:style-name="Standard">Notebook support for over 40 programming languages including Python, </text:p>
      <text:p text:style-name="Standard"><text:soft-page-break/>R, Julia, and Scala. </text:p>
      <text:p text:style-name="Standard">Notebooks can be shared with others by email, </text:p>
      <text:p text:style-name="Standard">Dropbox, GitHub, and the Jupyter notebook viewer. </text:p>
      <text:p text:style-name="Standard">Your code can produce rich interactive output HTML, </text:p>
      <text:p text:style-name="Standard">images, videos, LaTex, and customized types. </text:p>
      <text:p text:style-name="Standard">You can leverage big data tools such as Apache Spark from Python, R, </text:p>
      <text:p text:style-name="Standard">and Scala, and explore that same data with pandas, </text:p>
      <text:p text:style-name="Standard">scikit-learn, ggplot2, and TensorFlow. </text:p>
      <text:p text:style-name="Standard">This is how a typical user accesses </text:p>
      <text:p text:style-name="Standard">databases using Python code written on a Jupyter notebook, </text:p>
      <text:p text:style-name="Standard">a web based editor. </text:p>
      <text:p text:style-name="Standard">There is a mechanism by which the Python program communicates with the DBMS. </text:p>
      <text:p text:style-name="Standard">The Python code connects to the database using API calls. </text:p>
      <text:p text:style-name="Standard">We will explain the basics of SQL APIs and Python DB APIs. </text:p>
      <text:p text:style-name="Standard">An application programming interface is a set of </text:p>
      <text:p text:style-name="Standard">functions that you can call to get access to some type of service. </text:p>
      <text:p text:style-name="Standard">The SQL API consists of library function calls as an application programming interface, </text:p>
      <text:p text:style-name="Standard">API, for the DBMS. </text:p>
      <text:p text:style-name="Standard">To pass SQL statements to the DBMS, </text:p>
      <text:p text:style-name="Standard">an application program calls functions in the API, </text:p>
      <text:p text:style-name="Standard">and it calls other functions to retrieve </text:p>
      <text:p text:style-name="Standard">query results and status information from the DBMS. </text:p>
      <text:p text:style-name="Standard">The basic operation of a typical SQL API is illustrated in the figure. </text:p>
      <text:p text:style-name="Standard">The application program begins its database access with one or </text:p>
      <text:p text:style-name="Standard">more API calls that connect the program to the DBMS. </text:p>
      <text:p text:style-name="Standard">To send the SQL statement to the DBMS, </text:p>
      <text:p text:style-name="Standard">the program builds the statement as a text string in a buffer and then </text:p>
      <text:p text:style-name="Standard">makes an API call to pass the buffer contents to the DBMS. </text:p>
      <text:p text:style-name="Standard">The application program makes API calls to check </text:p>
      <text:p text:style-name="Standard">the status of its DBMS request and to handle errors. </text:p>
      <text:p text:style-name="Standard">The application program ends its database access </text:p>
      <text:p text:style-name="Standard">with an API call that disconnects it from the database. </text:p>
      <text:p text:style-name="Standard">Now, lets learn basic concepts about some of </text:p>
      <text:p text:style-name="Standard">the proprietary APIs used by popular SQL-based DBMS systems. </text:p>
      <text:p text:style-name="Standard">Each database system has its own library. </text:p>
      <text:p text:style-name="Standard">As you can see, the table shows a list of a few applications and corresponding SQL APIs. </text:p>
      <text:p text:style-name="Standard">MySQL C API provides low level access to </text:p>
      <text:p text:style-name="Standard">the MySQL client server protocol and enables C programs to access database contents. </text:p>
      <text:p text:style-name="Standard">The psycopg2 API connects Python applications in PostgreSQL databases. </text:p>
      <text:p text:style-name="Standard">The IBM_DB API is used to connect Python applications to IBM DB2 databases. </text:p>
      <text:p text:style-name="Standard">The dblib API is used to connect to SQL server databases. </text:p>
      <text:p text:style-name="Standard">ODBC is used for database access for Microsoft Windows OS. </text:p>
      <text:p text:style-name="Standard">OCI is used by Oracle databases. </text:p>
      <text:p text:style-name="Standard">And finally, JDBC is used by Java applications. </text:p>
      <text:p text:style-name="Standard">Thanks for watching this video. </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text:p>
      <text:p text:style-name="P59"><text:span text:style-name="T26">-- SAMPLES </text:span><text:span text:style-name="T27">01</text:span></text:p>
      <text:p text:style-name="P39">-- Retrieve all employees whose address is in Elgin,IL.</text:p>
      <text:p text:style-name="P41"><text:span text:style-name="T16">select</text:span> F_NAME , L_NAME</text:p>
      <text:p text:style-name="P41"><text:span text:style-name="T16">from</text:span> EMPLOYEES</text:p>
      <text:p text:style-name="P41"><text:span text:style-name="T16">where</text:span> ADDRESS <text:span text:style-name="T16">like</text:span> '%Elgin,IL%';</text:p>
      <text:p text:style-name="P41"/>
      <text:p text:style-name="P39">-- Retrieve all employees who were born during the 1970's.</text:p>
      <text:p text:style-name="P41"><text:span text:style-name="T16">select</text:span> F_NAME , L_NAME</text:p>
      <text:p text:style-name="P41"><text:span text:style-name="T16">from</text:span> EMPLOYEES</text:p>
      <text:p text:style-name="P41"><text:span text:style-name="T16">where</text:span> B_DATE <text:span text:style-name="T16">like</text:span> '197%';</text:p>
      <text:p text:style-name="P41"><text:soft-page-break/></text:p>
      <text:p text:style-name="P39">-- Retrieve all employees in department 5 whose salary is <text:span text:style-name="T16">between</text:span> 60000 and 70000.</text:p>
      <text:p text:style-name="P41"><text:span text:style-name="T16">select</text:span> *</text:p>
      <text:p text:style-name="P41"><text:span text:style-name="T16">from</text:span> EMPLOYEES</text:p>
      <text:p text:style-name="P41"><text:span text:style-name="T16">where</text:span> (SALARY <text:span text:style-name="T16">between</text:span> 60000 AND 70000) AND DEP_ID = 5;</text:p>
      <text:p text:style-name="P41"/>
      <text:p text:style-name="P41"/>
      <text:p text:style-name="P39">-- Retrieve a list of employees ordered by department ID.</text:p>
      <text:p text:style-name="P41"><text:span text:style-name="T16">select</text:span> F_NAME, L_NAME, DEP_ID </text:p>
      <text:p text:style-name="P41"><text:span text:style-name="T16">from</text:span> EMPLOYEES</text:p>
      <text:p text:style-name="P41"><text:span text:style-name="T16">order by</text:span> DEP_ID;</text:p>
      <text:p text:style-name="P41"/>
      <text:p text:style-name="P39">-- Retrieve a list of employees ordered in descending <text:span text:style-name="T16">order by</text:span> department ID and</text:p>
      <text:p text:style-name="P39">-- within each department ordered alphabetically in descending <text:span text:style-name="T16">order by</text:span> l<text:span text:style-name="T16">as</text:span>t name.</text:p>
      <text:p text:style-name="P41"><text:span text:style-name="T16">select</text:span> F_NAME, L_NAME, DEP_ID </text:p>
      <text:p text:style-name="P41"><text:span text:style-name="T16">from</text:span> EMPLOYEES</text:p>
      <text:p text:style-name="P41"><text:span text:style-name="T16">order by</text:span> DEP_ID <text:span text:style-name="T16">DESC</text:span>, L_NAME <text:span text:style-name="T16">DESC</text:span>;</text:p>
      <text:p text:style-name="P41"/>
      <text:p text:style-name="P39">-- In SQL problem 2 (Exercise 2 Problem 2), use department name instead of department ID. </text:p>
      <text:p text:style-name="P39">-- Retrieve a list of employees ordered by department name,</text:p>
      <text:p text:style-name="P39">-- and within each department ordered alphabetically in descending <text:span text:style-name="T16">order by</text:span> l<text:span text:style-name="T16">as</text:span>t name.</text:p>
      <text:p text:style-name="P41"><text:span text:style-name="T16">select</text:span> D.DEP_NAME , E.F_NAME, E.L_NAME</text:p>
      <text:p text:style-name="P41"><text:span text:style-name="T16">from</text:span> EMPLOYEES <text:span text:style-name="T16">as</text:span> E, DEPARTMENTS <text:span text:style-name="T16">as</text:span> D</text:p>
      <text:p text:style-name="P41"><text:span text:style-name="T16">where</text:span> E.DEP_ID = D.DEPT_ID_DEP</text:p>
      <text:p text:style-name="P41"><text:span text:style-name="T16">order by</text:span> D.DEP_NAME, E.L_NAME <text:span text:style-name="T16">DESC</text:span>;</text:p>
      <text:p text:style-name="P41"/>
      <text:p text:style-name="P39">-- Exercise 3: Grouping</text:p>
      <text:p text:style-name="P39">-- For each department ID retrieve the number of employees in the department.</text:p>
      <text:p text:style-name="P41"><text:span text:style-name="T16">select</text:span> DEP_ID, COUNT(*)</text:p>
      <text:p text:style-name="P41"><text:span text:style-name="T16">from</text:span> EMPLOYEES</text:p>
      <text:p text:style-name="P41">group by DEP_ID;</text:p>
      <text:p text:style-name="P41"/>
      <text:p text:style-name="P39">-- For each department retrieve the number of employees in the department, </text:p>
      <text:p text:style-name="P39">-- and the average employee salary in the department..</text:p>
      <text:p text:style-name="P41"><text:span text:style-name="T16">select</text:span> DEP_ID, COUNT(*), <text:span text:style-name="T16">AVG</text:span>(SALARY)</text:p>
      <text:p text:style-name="P41"><text:span text:style-name="T16">from</text:span> EMPLOYEES</text:p>
      <text:p text:style-name="P41">group by DEP_ID;</text:p>
      <text:p text:style-name="P41"/>
      <text:p text:style-name="P39">-- For each department retrieve the number of employees in the department,</text:p>
      <text:p text:style-name="P40">-- and the average employee salary in the department <text:s/><text:span text:style-name="T16">as</text:span> NUM_EMPLOYEES and <text:span text:style-name="T16">AVG</text:span>_SALARY.</text:p>
      <text:p text:style-name="P42"><text:span text:style-name="T16">select</text:span> DEP_ID, COUNT(*) <text:span text:style-name="T16">as</text:span> "NUM_EMPLOYEES", <text:span text:style-name="T16">AVG</text:span>(SALARY) <text:span text:style-name="T16">as</text:span> "<text:span text:style-name="T16">AVG</text:span>_SALARY"</text:p>
      <text:p text:style-name="P42"><text:span text:style-name="T16">from</text:span> EMPLOYEES</text:p>
      <text:p text:style-name="P42">group by DEP_ID;</text:p>
      <text:p text:style-name="P42"/>
      <text:p text:style-name="P40">-- In SQL problem 3 (Exercise 3 Problem 3), order the result set by Average Salary..</text:p>
      <text:p text:style-name="P42"><text:span text:style-name="T16">select</text:span> DEP_ID, COUNT(*) <text:span text:style-name="T16">as</text:span> "NUM_EMPLOYEES", <text:span text:style-name="T16">AVG</text:span>(SALARY) <text:span text:style-name="T16">as</text:span> "<text:span text:style-name="T16">AVG</text:span>_SALARY"</text:p>
      <text:p text:style-name="P42"><text:span text:style-name="T16">from</text:span> EMPLOYEES</text:p>
      <text:p text:style-name="P42">group by DEP_ID</text:p>
      <text:p text:style-name="P42"><text:span text:style-name="T16">order by</text:span> <text:span text:style-name="T16">AVG</text:span>_SALARY;</text:p>
      <text:p text:style-name="P42"/>
      <text:p text:style-name="P40">-- In SQL problem 4 (Exercise 3 Problem 4),</text:p>
      <text:p text:style-name="P40">-- limit the result to departments with fewer than 4 employees.</text:p>
      <text:p text:style-name="P42"><text:span text:style-name="T16">select</text:span> DEP_ID, COUNT(*) <text:span text:style-name="T16">as</text:span> "NUM_EMPLOYEES", <text:span text:style-name="T16">AVG</text:span>(SALARY) <text:span text:style-name="T16">as</text:span> "<text:span text:style-name="T16">AVG</text:span>_SALARY"</text:p>
      <text:p text:style-name="P42"><text:span text:style-name="T16">from</text:span> EMPLOYEES</text:p>
      <text:p text:style-name="P42">group by DEP_ID</text:p>
      <text:p text:style-name="P42">HAVING count(*) &lt; 4</text:p>
      <text:p text:style-name="P42"><text:soft-page-break/><text:span text:style-name="T16">order by</text:span> <text:span text:style-name="T16">AVG</text:span>_SALARY;</text:p>
      <text:p text:style-name="P42"/>
      <text:p text:style-name="P40">-- SAMPLES <text:span text:style-name="T24">02</text:span></text:p>
      <text:p text:style-name="P40">-- 01. AGGREGATE FUNCTIONs</text:p>
      <text:p text:style-name="P42"><text:span text:style-name="T16">select</text:span> SUM(COST) <text:span text:style-name="T16">from</text:span> PETRESCUE;</text:p>
      <text:p text:style-name="P42"><text:span text:style-name="T16">select</text:span> SUM(COST) <text:span text:style-name="T16">as</text:span> SUM_OF_COST <text:span text:style-name="T16">from</text:span> PETRESCUE;</text:p>
      <text:p text:style-name="P42"><text:span text:style-name="T16">select</text:span> MAX(QUANTITY) <text:span text:style-name="T16">from</text:span> PETRESCUE;</text:p>
      <text:p text:style-name="P42"><text:span text:style-name="T16">select</text:span> <text:span text:style-name="T16">AVG</text:span>(COST) <text:span text:style-name="T16">as</text:span> <text:span text:style-name="T16">AVG</text:span>_COST <text:span text:style-name="T16">from</text:span> PETRESCUE;</text:p>
      <text:p text:style-name="P42"><text:span text:style-name="T16">select</text:span> INT(<text:span text:style-name="T16">AVG</text:span>(COST)) <text:span text:style-name="T16">as</text:span> <text:span text:style-name="T16">AVG</text:span>_COST <text:span text:style-name="T16">from</text:span> PETRESCUE <text:span text:style-name="T16">where</text:span> ANIMAL='Dog';</text:p>
      <text:p text:style-name="P42"><text:span text:style-name="T16">select</text:span> ANIMAL, INT(<text:span text:style-name="T16">AVG</text:span>(COST)) <text:span text:style-name="T16">as</text:span> <text:span text:style-name="T16">AVG</text:span>_COST <text:span text:style-name="T16">from</text:span> PETRESCUE group by ANIMAL <text:span text:style-name="T16">order by</text:span> <text:span text:style-name="T16">AVG</text:span>(COST);</text:p>
      <text:p text:style-name="P42"/>
      <text:p text:style-name="P40">-- 02. SCALAR and STRING FUNCTIONs</text:p>
      <text:p text:style-name="P42"><text:span text:style-name="T16">select</text:span> ROUND(COST) <text:span text:style-name="T16">from</text:span> PETRESCUE;</text:p>
      <text:p text:style-name="P42"><text:span text:style-name="T16">select</text:span> LENGTH(ANIMAL) <text:span text:style-name="T16">as</text:span> LENGTH_ANIMAL <text:span text:style-name="T16">from</text:span> PETRESCUE; </text:p>
      <text:p text:style-name="P42"><text:span text:style-name="T16">select</text:span> DISTINCT(UC<text:span text:style-name="T29">ASE</text:span>(ANIMAL)) <text:span text:style-name="T16">from</text:span> PETRESCUE;</text:p>
      <text:p text:style-name="P42"><text:span text:style-name="T16">select</text:span> * <text:span text:style-name="T16">from</text:span> PETRESCUE <text:span text:style-name="T16">where</text:span> LC<text:span text:style-name="T16">as</text:span>E(ANIMAL)='cat';</text:p>
      <text:p text:style-name="P42"><text:span text:style-name="T16">select</text:span> *,LC<text:span text:style-name="T16">as</text:span>E(ANIMAL) <text:span text:style-name="T16">from</text:span> PETRESCUE ;</text:p>
      <text:p text:style-name="P42"/>
      <text:p text:style-name="P40">-- 03. DATE and TIME FUNCTIONs</text:p>
      <text:p text:style-name="P42"><text:span text:style-name="T16">select</text:span> DAY(RESCUEDATE) <text:span text:style-name="T16">from</text:span> PETRESCUE;</text:p>
      <text:p text:style-name="P42"><text:span text:style-name="T16">select</text:span> COUNT(*) <text:span text:style-name="T16">as</text:span> MAY_RESCUES <text:span text:style-name="T16">from</text:span> PETRESCUE <text:span text:style-name="T16">where</text:span> MONTH(RESCUEDATE)='05';</text:p>
      <text:p text:style-name="P42"><text:span text:style-name="T16">select</text:span> COUNT(*) <text:span text:style-name="T16">as</text:span> DAY14_RESCUES <text:span text:style-name="T16">from</text:span> PETRESCUE <text:span text:style-name="T16">where</text:span> DAY(RESCUEDATE)='14';</text:p>
      <text:p text:style-name="P42"><text:span text:style-name="T16">select</text:span> (RESCUEDATE + 3) <text:span text:style-name="T16">from</text:span> PETRESCUE;</text:p>
      <text:p text:style-name="P42"><text:span text:style-name="T16">select</text:span> (CURRENT_DATE - RESCUEDATE) <text:span text:style-name="T16">as</text:span> HOW_LONG <text:span text:style-name="T16">from</text:span> PETRESCUE;</text:p>
      <text:p text:style-name="P42"><text:span text:style-name="T16">select</text:span> *, (CURRENT_DATE - RESCUEDATE) <text:span text:style-name="T16">as</text:span> HOW_LONG <text:span text:style-name="T16">from</text:span> PETRESCUE <text:span text:style-name="T16">order by</text:span> HOW_LONG;</text:p>
      <text:p text:style-name="P42"/>
      <text:p text:style-name="P56">-- SAMPLES <text:span text:style-name="T24">0</text:span><text:span text:style-name="T28">3</text:span></text:p>
      <text:p text:style-name="P60"><text:span text:style-name="T31">--</text:span>Exercise 1: Accessing Multiple Tables with Sub-Queries</text:p>
      <text:p text:style-name="P40">-- Working with Multiple Tables ------------------------------------------------</text:p>
      <text:p text:style-name="P42"><text:span text:style-name="T16">select</text:span> * <text:span text:style-name="T16">from</text:span> JOBS;</text:p>
      <text:p text:style-name="P40">-- <text:span text:style-name="T33">01- </text:span>Retrieve only the EMPLOYEES records that correspond to jobs in the JOBS table.</text:p>
      <text:p text:style-name="P42"><text:span text:style-name="T16">select</text:span> * <text:span text:style-name="T16">from</text:span> EMPLOYEES</text:p>
      <text:p text:style-name="P42"><text:span text:style-name="T16">where</text:span> JOB_ID in(<text:span text:style-name="T16">select</text:span> JOB_IDENT <text:span text:style-name="T16">from</text:span> JOBS);</text:p>
      <text:p text:style-name="P42"/>
      <text:p text:style-name="P40">-- <text:span text:style-name="T33">02- </text:span>Retrieve only the list of employees whose JOB_TITLE is Jr. Designer.</text:p>
      <text:p text:style-name="P42"><text:span text:style-name="T16">select</text:span> * <text:span text:style-name="T16">from</text:span> EMPLOYEES</text:p>
      <text:p text:style-name="P42"><text:span text:style-name="T16">where</text:span> JOB_ID in(<text:span text:style-name="T16">select</text:span> JOB_IDENT <text:span text:style-name="T16">from</text:span> JOBS <text:span text:style-name="T16">where</text:span> JOB_TITLE = 'Jr. Designer');</text:p>
      <text:p text:style-name="P42"/>
      <text:p text:style-name="P40">-- <text:span text:style-name="T33">03- </text:span>Retrieve JOB information and who earn more than $70,000.</text:p>
      <text:p text:style-name="P42"><text:span text:style-name="T16">select</text:span> JOB_TITLE, MIN_SALARY,MAX_SALARY,JOB_IDENT <text:span text:style-name="T16">from</text:span> jobs <text:span text:style-name="T16">where</text:span> JOB_IDENT IN (<text:span text:style-name="T16">select</text:span> JOB_ID <text:span text:style-name="T16">from</text:span> employees <text:span text:style-name="T16">where</text:span> SALARY &gt; 70000 );</text:p>
      <text:p text:style-name="P42"><text:span text:style-name="T16">select</text:span> * <text:span text:style-name="T16">from</text:span> jobs <text:span text:style-name="T16">where</text:span> JOB_IDENT IN (<text:span text:style-name="T16">select</text:span> JOB_ID <text:span text:style-name="T16">from</text:span> employees <text:span text:style-name="T16">where</text:span> SALARY &gt; 70000 );</text:p>
      <text:p text:style-name="P42"/>
      <text:p text:style-name="P40">-- <text:span text:style-name="T33">04- </text:span>Retrieve JOB information and whose birth year is after 1976.</text:p>
      <text:p text:style-name="P42"><text:span text:style-name="T16">select</text:span> JOB_TITLE, MIN_SALARY,MAX_SALARY,JOB_IDENT <text:span text:style-name="T16">from</text:span> JOBS <text:span text:style-name="T16">where</text:span> JOB_IDENT in (<text:span text:style-name="T16">select</text:span> JOB_ID <text:span text:style-name="T16">from</text:span> EMPLOYEES <text:span text:style-name="T16">where</text:span> YEAR(B_DATE) &gt; 1976);</text:p>
      <text:p text:style-name="P42"/>
      <text:p text:style-name="P40">-- <text:span text:style-name="T33">05- </text:span>Retrieve JOB information for female employees whose birth year is after 1976.</text:p>
      <text:p text:style-name="P42"><text:span text:style-name="T16">select</text:span> JOB_TITLE, MIN_SALARY, MAX_SALARY,J OB_IDENT <text:span text:style-name="T16">from</text:span> JOBS </text:p>
      <text:p text:style-name="P42"><text:span text:style-name="T16">where</text:span> JOB_IDENT in (<text:span text:style-name="T16">select</text:span> JOB_ID <text:span text:style-name="T16">from</text:span> EMPLOYEES <text:span text:style-name="T16">where</text:span> YEAR(B_DATE) &gt; 1976 and SEX = 'F');</text:p>
      <text:p text:style-name="P42"/>
      <text:p text:style-name="P42"/>
      <text:p text:style-name="P38"><text:span text:style-name="T30">--</text:span><text:span text:style-name="T26">Exercise 2: Accessing Multiple Tables with Implicit Joins</text:span></text:p>
      <text:p text:style-name="P42"><text:soft-page-break/></text:p>
      <text:p text:style-name="P40">-- 01- Perform an implicit cartesian/cross join between EMPLOYEES and JOBS tables.</text:p>
      <text:p text:style-name="P42">select * from EMPLOYEES, JOBS;</text:p>
      <text:p text:style-name="P42"/>
      <text:p text:style-name="P40">-- 02- Retrieve only the EMPLOYEES records that correspond to jobs in the JOBS table.</text:p>
      <text:p text:style-name="P42">select * from EMPLOYEES, JOBS <text:s/>where EMPLOYEES.JOB_ID = JOBS.JOB_IDENT; </text:p>
      <text:p text:style-name="P42"/>
      <text:p text:style-name="P40">-- 03- Redo the previous query, using shorter aliases for table names.</text:p>
      <text:p text:style-name="P42">select * from EMPLOYEES as E, JOBS as J where E.JOB_ID = J.JOB_IDENT;</text:p>
      <text:p text:style-name="P42"/>
      <text:p text:style-name="P40">-- 04- Redo the previous query, but retrieve only the Employee ID, Employee Name and Job Title.</text:p>
      <text:p text:style-name="P42">select E.EMP_ID, E.F_NAME, L_NAME, J.JOB_TITLE from EMPLOYEES as E, JOBS as J where E.JOB_ID = J.JOB_IDENT;</text:p>
      <text:p text:style-name="P42">select EMP_ID, F_NAME, L_NAME, JOB_TITLE from EMPLOYEES as E, JOBS as J where E.JOB_ID = J.JOB_IDENT;</text:p>
      <text:p text:style-name="P42"/>
      <text:p text:style-name="P42"><text:span text:style-name="T26">-- 05- Redo the previous query, but specify the fully qualified column names with aliases in the</text:span> SELECT clause.</text:p>
      <text:p text:style-name="P42">select E.EMP_ID, E.F_NAME, E.L_NAME, J.JOB_TITLE from EMPLOYEES as E, JOBS as J where E.JOB_ID = J.JOB_IDENT;</text:p>
      <text:p text:style-name="P42"/>
      <text:p text:style-name="P57">EXTRAS</text:p>
      <text:p text:style-name="P61"><text:span text:style-name="T32">– </text:span>Which of the following queries will return the data for employees who belong to the department with the highest value of department ID.</text:p>
      <text:p text:style-name="P79">SELECT * FROM EMPLOYEES WHERE DEP_ID = ( SELECT MAX(DEPT_ID_DEP) FROM DEPARTMENTS ) </text:p>
      <text:p text:style-name="P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roman" style:font-pitch="variable"/>
    <style:font-face style:name="Arial Unicode MS2"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2"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01cm" fo:margin-bottom="0.8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6T17:28:03.768795217</meta:creation-date>
    <dc:date>2022-10-05T18:40:21.423937435</dc:date>
    <meta:editing-duration>P6DT2H27M54S</meta:editing-duration>
    <meta:editing-cycles>30</meta:editing-cycles>
    <meta:generator>LibreOffice/7.2.2.2$MacOSX_X86_64 LibreOffice_project/02b2acce88a210515b4a5bb2e46cbfb63fe97d56</meta:generator>
    <meta:print-date>2022-10-01T08:32:24.636013868</meta:print-date>
    <meta:document-statistic meta:table-count="0" meta:image-count="0" meta:object-count="0" meta:page-count="12" meta:paragraph-count="405" meta:word-count="3561" meta:character-count="24903" meta:non-whitespace-character-count="21443"/>
  </office:meta>
</office:document-meta>
</file>